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27658C4E4089D3630D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 Light" svg:font-family="'Lato Light'"/>
    <style:font-face style:name="Lobster" svg:font-family="Lobster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eeeeee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d9d9d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9999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04cm" fo:padding-bottom="0.04cm" fo:padding-left="0.04cm" fo:padding-right="0.04cm" fo:wrap-option="wrap"/>
    </style:style>
    <style:style style:name="gr10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0025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Divider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pr2" style:family="presentation" style:parent-style-name="Divider-title">
      <style:graphic-properties draw:stroke="none" svg:stroke-width="0cm" draw:fill="none" draw:textarea-vertical-align="bottom" draw:auto-grow-height="false" draw:fit-to-size="false" style:shrink-to-fit="false" fo:min-height="3.181cm" fo:padding-top="0.338cm" fo:padding-bottom="0.338cm" fo:padding-left="0.338cm" fo:padding-right="0.338cm" fo:wrap-option="wrap"/>
    </style:style>
    <style:style style:name="pr3" style:family="presentation" style:parent-style-name="Divi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Intro-title">
      <style:graphic-properties draw:stroke="none" svg:stroke-width="0cm" draw:fill="none" draw:textarea-vertical-align="bottom" draw:auto-grow-height="false" draw:fit-to-size="false" style:shrink-to-fit="false" fo:min-height="3.181cm" fo:padding-top="0.338cm" fo:padding-bottom="0.338cm" fo:padding-left="0.338cm" fo:padding-right="0.338cm" fo:wrap-option="wrap"/>
    </style:style>
    <style:style style:name="pr5" style:family="presentation" style:parent-style-name="Intro-outline1">
      <style:graphic-properties draw:stroke="none" svg:stroke-width="0cm" draw:fill="none" draw:textarea-vertical-align="top" draw:auto-grow-height="false" draw:fit-to-size="false" style:shrink-to-fit="false" fo:min-height="10.798cm" fo:padding-top="0.338cm" fo:padding-bottom="0.338cm" fo:padding-left="0.338cm" fo:padding-right="0.338cm" fo:wrap-option="wrap"/>
    </style:style>
    <style:style style:name="pr6" style:family="presentation" style:parent-style-name="Intr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Intr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Divider_5f_1-title" style:list-style-name="L15">
      <style:graphic-properties draw:stroke="none" svg:stroke-width="0cm" draw:fill="none" draw:textarea-vertical-align="top" draw:auto-grow-height="false" draw:fit-to-size="false" style:shrink-to-fit="false" fo:min-height="3.181cm" fo:padding-top="0.338cm" fo:padding-bottom="0.338cm" fo:padding-left="0.338cm" fo:padding-right="0.338cm" fo:wrap-option="wrap"/>
    </style:style>
    <style:style style:name="pr9" style:family="presentation" style:parent-style-name="Divider_5f_1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pr10" style:family="presentation" style:parent-style-name="Divider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Intr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Divider_5f_1-title" style:list-style-name="L15">
      <style:graphic-properties draw:stroke="none" svg:stroke-width="0cm" draw:fill="none" draw:textarea-vertical-align="top" draw:auto-grow-height="false" draw:fit-to-size="false" style:shrink-to-fit="false" fo:min-height="3.181cm" fo:padding-top="0.338cm" fo:padding-bottom="0.338cm" fo:padding-left="0.338cm" fo:padding-right="0.338cm" fo:wrap-option="wrap"/>
    </style:style>
    <style:style style:name="pr13" style:family="presentation" style:parent-style-name="Divider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Slide_5f_4-title">
      <style:graphic-properties draw:stroke="none" svg:stroke-width="0cm" draw:fill="none" draw:textarea-vertical-align="middle" draw:auto-grow-height="false" draw:fit-to-size="false" style:shrink-to-fit="false" fo:min-height="3.181cm" fo:padding-top="0.338cm" fo:padding-bottom="0.338cm" fo:padding-left="0.338cm" fo:padding-right="0.338cm" fo:wrap-option="wrap"/>
    </style:style>
    <style:style style:name="pr15" style:family="presentation" style:parent-style-name="Title_20_Slide_5f_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Slide_5f_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20_Slide_5f_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Intr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20_Slide_5f_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20_Slide_5f_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Intr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Intr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Intr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20_Slide_5f_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Intr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53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9" style:family="paragraph">
      <style:paragraph-properties fo:margin-left="0cm" fo:margin-right="0cm" fo:margin-top="0.953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953cm" fo:margin-bottom="0cm" fo:line-height="11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953cm" fo:margin-bottom="0.953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Proxima Nova" fo:font-size="53pt" fo:letter-spacing="normal" fo:font-style="normal" style:text-underline-style="none" fo:font-weight="bold" style:font-name-asian="Proxima Nova" style:font-size-asian="53pt" style:font-style-asian="normal" style:font-weight-asian="bold" style:font-name-complex="Proxima Nova" style:font-size-complex="53pt" style:font-style-complex="normal" style:font-weight-complex="bold"/>
    </style:style>
    <style:style style:name="P13" style:family="paragraph">
      <style:paragraph-properties fo:margin-left="0cm" fo:margin-right="0cm" fo:margin-top="0cm" fo:margin-bottom="0cm" fo:line-height="11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1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64cm" fo:margin-bottom="0.706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00253d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53pt" fo:letter-spacing="normal" fo:font-style="normal" style:text-underline-style="none" fo:font-weight="bold" style:font-name-asian="Proxima Nova" style:font-size-asian="53pt" style:font-style-asian="normal" style:font-weight-asian="bold" style:font-name-complex="Proxima Nova" style:font-size-complex="53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" fo:font-size="53pt" fo:letter-spacing="normal" fo:font-style="normal" style:text-underline-style="none" fo:font-weight="normal" style:font-name-asian="Proxima Nova" style:font-size-asian="53pt" style:font-style-asian="normal" style:font-weight-asian="normal" style:font-name-complex="Proxima Nova" style:font-size-complex="5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Proxima Nova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9fd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9fdf" style:text-line-through-style="none" style:text-line-through-type="none" style:text-position="0% 100%" style:font-name="Proxima Nova" fo:font-size="21pt" fo:letter-spacing="normal" fo:font-style="normal" style:text-underline-style="solid" style:text-underline-width="auto" style:text-underline-color="font-color" fo:font-weight="normal" style:font-name-asian="Proxima Nova" style:font-size-asian="21pt" style:font-style-asian="normal" style:font-weight-asian="normal" style:font-name-complex="Proxima Nova" style:font-size-complex="21pt" style:font-style-complex="normal" style:font-weight-complex="normal"/>
    </style:style>
    <style:style style:name="T9" style:family="text">
      <style:text-properties fo:font-variant="normal" fo:text-transform="none" fo:color="#00253e" style:text-line-through-style="none" style:text-line-through-type="none" style:text-position="0% 100%" style:font-name="Proxima Nova" fo:font-size="21pt" fo:letter-spacing="normal" fo:font-style="normal" style:text-underline-style="none" fo:font-weight="normal" style:font-name-asian="Proxima Nova" style:font-size-asian="21pt" style:font-style-asian="normal" style:font-weight-asian="normal" style:font-name-complex="Proxima Nova" style:font-size-complex="2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Proxima Nova" fo:font-size="36pt" fo:letter-spacing="normal" fo:font-style="normal" style:text-underline-style="none" fo:font-weight="bold" style:font-name-asian="Proxima Nova" style:font-size-asian="36pt" style:font-style-asian="normal" style:font-weight-asian="bold" style:font-name-complex="Proxima Nova" style:font-size-complex="36pt" style:font-style-complex="normal" style:font-weight-complex="bold"/>
    </style:style>
    <style:style style:name="T11" style:family="text">
      <style:text-properties fo:font-variant="normal" fo:text-transform="none" fo:color="#00253e" style:text-line-through-style="none" style:text-line-through-type="none" style:text-position="0% 100%" style:font-name="Proxima Nova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roxima Nova" fo:font-size="21pt" fo:letter-spacing="normal" fo:font-style="normal" style:text-underline-style="none" fo:font-weight="normal" style:font-name-asian="Proxima Nova" style:font-size-asian="21pt" style:font-style-asian="normal" style:font-weight-asian="normal" style:font-name-complex="Proxima Nova" style:font-size-complex="21pt" style:font-style-complex="normal" style:font-weight-complex="normal"/>
    </style:style>
    <style:style style:name="T15" style:family="text">
      <style:text-properties fo:font-variant="normal" fo:text-transform="none" fo:color="#999999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obster" fo:font-size="20pt" fo:letter-spacing="normal" fo:font-style="normal" style:text-underline-style="none" fo:font-weight="normal" style:font-name-asian="Lobster" style:font-size-asian="20pt" style:font-style-asian="normal" style:font-weight-asian="normal" style:font-name-complex="Lobster" style:font-size-complex="20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Lobster" fo:font-size="14pt" fo:letter-spacing="normal" fo:font-style="normal" style:text-underline-style="none" fo:font-weight="normal" style:font-name-asian="Lobster" style:font-size-asian="14pt" style:font-style-asian="normal" style:font-weight-asian="normal" style:font-name-complex="Lobster" style:font-size-complex="14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-25% 58%" style:font-name="Lobster" fo:font-size="14pt" fo:letter-spacing="normal" fo:font-style="normal" style:text-underline-style="none" fo:font-weight="normal" style:font-name-asian="Lobster" style:font-size-asian="14pt" style:font-style-asian="normal" style:font-weight-asian="normal" style:font-name-complex="Lobster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obster" fo:font-size="14pt" fo:letter-spacing="normal" fo:font-style="normal" style:text-underline-style="none" fo:font-weight="normal" style:font-name-asian="Lobster" style:font-size-asian="14pt" style:font-style-asian="normal" style:font-weight-asian="normal" style:font-name-complex="Lobster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Lobster" fo:font-size="14pt" fo:letter-spacing="normal" fo:font-style="normal" style:text-underline-style="none" fo:font-weight="normal" style:font-name-asian="Lobster" style:font-size-asian="14pt" style:font-style-asian="normal" style:font-weight-asian="normal" style:font-name-complex="Lobster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25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00253e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obster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HS COVID App&#10;Closed Beta Test&#10;Data Gathering Plan" draw:style-name="dp1" draw:master-page-name="Divider">
        <draw:frame draw:name="Google Shape;163;p31" presentation:style-name="pr1" draw:text-style-name="P2" draw:layer="layout" svg:width="16.498cm" svg:height="5.22cm" svg:x="1.933cm" svg:y="12.247cm" presentation:class="subtitle" presentation:user-transformed="true">
          <draw:text-box>
            <text:p text:style-name="P1"><text:span text:style-name="T1">May 2020</text:span></text:p>
          </draw:text-box>
        </draw:frame>
        <draw:frame draw:name="Google Shape;164;p31" presentation:style-name="pr2" draw:text-style-name="P4" draw:layer="layout" svg:width="22.751cm" svg:height="5.22cm" svg:x="1.933cm" svg:y="6.433cm" presentation:class="title" presentation:user-transformed="true">
          <draw:text-box>
            <text:p text:style-name="P3"><text:span text:style-name="T2">NHS COVID App</text:span><text:span text:style-name="T2"><text:line-break/></text:span><text:span text:style-name="T3">Closed Beta Test</text:span><text:span text:style-name="T3"><text:line-break/></text:span><text:span text:style-name="T3">Data Gathering Plan</text:span></text:p>
          </draw:text-box>
        </draw:frame>
        <presentation:notes draw:style-name="dp2">
          <draw:page-thumbnail draw:name="Google Shape;160;g7f3d4efd65_0_651:notes" draw:style-name="gr1" draw:layer="layout" svg:width="16.89cm" svg:height="9.524cm" svg:x="1.08cm" svg:y="1.905cm" draw:page-number="1" presentation:class="page"/>
          <draw:frame draw:name="Google Shape;161;g7f3d4efd65_0_65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censing &amp; Usage" draw:style-name="dp1" draw:master-page-name="Intro">
        <draw:frame draw:name="Google Shape;169;p32" presentation:style-name="pr4" draw:text-style-name="P6" draw:layer="layout" svg:width="10.163cm" svg:height="5.458cm" svg:x="0.714cm" svg:y="2.036cm" presentation:class="title" presentation:user-transformed="true">
          <draw:text-box>
            <text:p text:style-name="P3"><text:span text:style-name="T4">Licensing &amp; Usage</text:span></text:p>
          </draw:text-box>
        </draw:frame>
        <draw:frame draw:name="Google Shape;170;p32" presentation:style-name="pr5" draw:text-style-name="P8" draw:layer="layout" svg:width="18.646cm" svg:height="15.259cm" svg:x="14.078cm" svg:y="2.036cm" presentation:class="outline" presentation:user-transformed="true">
          <draw:text-box>
            <text:p text:style-name="P7"><text:span text:style-name="T5">This document describes the Bluetooth proximity contact tracing application built by VMware Pivotal Labs for the UK Government.</text:span></text:p>
            <text:p text:style-name="P7"><text:span text:style-name="T5"/></text:p>
            <text:p text:style-name="P7"><text:span text:style-name="T6">You may re-use the text of this document (not including logos) free of charge in any format or medium, under the terms of the Open Government Licence. </text:span></text:p>
            <text:p text:style-name="P7"><text:span text:style-name="T6">To view this licence, visit</text:span></text:p>
            <text:p text:style-name="P7"><text:span text:style-name="T7"><text:a xlink:href="https://urldefense.proofpoint.com/v2/url?u=https-3A__www.nationalarchives.gov.uk_doc_open-2Dgovernment-2Dlicence_version_3_&amp;d=DwMFaQ&amp;c=lnl9vOaLMzsy2niBC8-h_K-7QJuNJEsFrzdndhuJ3Sw&amp;r=Y3PgAFTN9KeERm-6WmSJMOhpJQwWKLkltRnTS3kHCtc&amp;m=dZ8bfo_x9Z527mxegKL-6fl-OTCCoH71csz5ZGgF0mU&amp;s=GQxn07JC2TN8ZsRialInpMx_TAE2w10I-BOG-idsP9E&amp;e=" xlink:type="simple">https://www.nationalarchives.gov.uk/doc/open-government-licence/version/3/</text:a></text:span></text:p>
            <text:p text:style-name="P7"><text:span text:style-name="T6">© Crown copyright 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name="Google Shape;166;g74b9022ba8_0_114:notes" draw:style-name="gr1" draw:layer="layout" svg:width="16.89cm" svg:height="9.524cm" svg:x="1.08cm" svg:y="1.905cm" draw:page-number="2" presentation:class="page"/>
          <draw:frame draw:name="Google Shape;167;g74b9022ba8_0_11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1" draw:master-page-name="Intro">
        <draw:frame draw:name="Google Shape;175;p33" presentation:style-name="pr4" draw:text-style-name="P6" draw:layer="layout" svg:width="10.163cm" svg:height="5.458cm" svg:x="0.714cm" svg:y="2.036cm" presentation:class="title" presentation:user-transformed="true">
          <draw:text-box>
            <text:p text:style-name="P3"><text:span text:style-name="T4">Contents</text:span></text:p>
          </draw:text-box>
        </draw:frame>
        <draw:frame draw:name="Google Shape;176;p33" presentation:style-name="pr5" draw:text-style-name="P8" draw:layer="layout" svg:width="18.646cm" svg:height="15.259cm" svg:x="14.078cm" svg:y="2.036cm" presentation:class="outline" presentation:user-transformed="true">
          <draw:text-box>
            <text:p text:style-name="P1"><text:span text:style-name="T8">Introduction</text:span></text:p>
            <text:p text:style-name="P9"><text:span text:style-name="T9">Field Test Recording</text:span></text:p>
            <text:p text:style-name="P9"><text:span text:style-name="T9">Staged Exercise</text:span></text:p>
            <text:p text:style-name="P10"><text:span text:style-name="T9">Layout</text:span></text:p>
            <text:p text:style-name="P10"><text:span text:style-name="T9">Walkthrough</text:span></text:p>
            <text:p text:style-name="P10"><text:span text:style-name="T9">Build Up</text:span></text:p>
            <text:p text:style-name="P10"><text:span text:style-name="T9">Tear Down</text:span></text:p>
            <text:p text:style-name="P10"><text:span text:style-name="T9">Setup</text:span></text:p>
            <text:p text:style-name="P10"><text:span text:style-name="T9">Recording</text:span></text:p>
            <text:p text:style-name="P11"><text:span text:style-name="T9"/></text:p>
          </draw:text-box>
        </draw:frame>
        <presentation:notes draw:style-name="dp2">
          <draw:page-thumbnail draw:name="Google Shape;172;g71e7c395ae_6_3:notes" draw:style-name="gr1" draw:layer="layout" svg:width="16.89cm" svg:height="9.524cm" svg:x="1.08cm" svg:y="1.905cm" draw:page-number="3" presentation:class="page"/>
          <draw:frame draw:name="Google Shape;173;g71e7c395ae_6_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ivider_5f_1">
        <draw:frame draw:name="Google Shape;181;p34" presentation:style-name="pr8" draw:text-style-name="P12" draw:layer="layout" svg:width="28.803cm" svg:height="6.305cm" svg:x="2.471cm" svg:y="8.76cm" presentation:class="title" presentation:placeholder="true" presentation:user-transformed="true">
          <draw:text-box/>
        </draw:frame>
        <draw:frame draw:name="Google Shape;182;p34" presentation:style-name="pr9" draw:text-style-name="P14" draw:layer="layout" svg:width="20.917cm" svg:height="1.397cm" svg:x="6.432cm" svg:y="6.671cm" presentation:class="subtitle" presentation:user-transformed="true">
          <draw:text-box>
            <text:p text:style-name="P13"><text:span text:style-name="T10">Introduction</text:span></text:p>
          </draw:text-box>
        </draw:frame>
        <presentation:notes draw:style-name="dp2">
          <draw:page-thumbnail draw:name="Google Shape;178;g71e7c395ae_6_13:notes" draw:style-name="gr1" draw:layer="layout" svg:width="16.89cm" svg:height="9.524cm" svg:x="1.08cm" svg:y="1.905cm" draw:page-number="4" presentation:class="page"/>
          <draw:frame draw:name="Google Shape;179;g71e7c395ae_6_1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&#10;" draw:style-name="dp1" draw:master-page-name="Intro">
        <draw:frame draw:name="Google Shape;187;p35" presentation:style-name="pr4" draw:text-style-name="P6" draw:layer="layout" svg:width="10.163cm" svg:height="5.458cm" svg:x="0.714cm" svg:y="2.036cm" presentation:class="title" presentation:user-transformed="true">
          <draw:text-box>
            <text:p text:style-name="P3"><text:span text:style-name="T4">Introduction</text:span><text:span text:style-name="T4"><text:line-break/></text:span><text:span text:style-name="T4"/></text:p>
          </draw:text-box>
        </draw:frame>
        <draw:frame draw:name="Google Shape;188;p35" presentation:style-name="pr5" draw:text-style-name="P8" draw:layer="layout" svg:width="18.646cm" svg:height="15.259cm" svg:x="14.078cm" svg:y="2.036cm" presentation:class="outline" presentation:user-transformed="true">
          <draw:text-box>
            <text:p text:style-name="P1"><text:span text:style-name="T9">A closed Beta Test of the NHS contact tracing mobile app is taking place at RAF Leeming in the weeks of 6 and 13 April 2020.</text:span></text:p>
            <text:p text:style-name="P11"><text:span text:style-name="T9">This presentation describes the recording requested for the field test, and the scenario and recording for a staged exercise to gather additional, specific data.</text:span></text:p>
          </draw:text-box>
        </draw:frame>
        <presentation:notes draw:style-name="dp2">
          <draw:page-thumbnail draw:name="Google Shape;184;g7f41d07932_0_0:notes" draw:style-name="gr1" draw:layer="layout" svg:width="16.89cm" svg:height="9.524cm" svg:x="1.08cm" svg:y="1.905cm" draw:page-number="5" presentation:class="page"/>
          <draw:frame draw:name="Google Shape;185;g7f41d07932_0_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ivider_5f_1">
        <draw:frame draw:name="Google Shape;193;p36" presentation:style-name="pr12" draw:text-style-name="P12" draw:layer="layout" svg:width="28.803cm" svg:height="6.305cm" svg:x="2.471cm" svg:y="8.76cm" presentation:class="title" presentation:placeholder="true" presentation:user-transformed="true">
          <draw:text-box/>
        </draw:frame>
        <draw:frame draw:name="Google Shape;194;p36" presentation:style-name="pr9" draw:text-style-name="P14" draw:layer="layout" svg:width="20.917cm" svg:height="1.397cm" svg:x="6.432cm" svg:y="6.671cm" presentation:class="subtitle" presentation:user-transformed="true">
          <draw:text-box>
            <text:p text:style-name="P13"><text:span text:style-name="T10">Staged Scenario</text:span></text:p>
          </draw:text-box>
        </draw:frame>
        <presentation:notes draw:style-name="dp2">
          <draw:page-thumbnail draw:name="Google Shape;190;g7f89b110ae_0_2:notes" draw:style-name="gr1" draw:layer="layout" svg:width="16.89cm" svg:height="9.524cm" svg:x="1.08cm" svg:y="1.905cm" draw:page-number="6" presentation:class="page"/>
          <draw:frame draw:name="Google Shape;191;g7f89b110ae_0_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out" draw:style-name="dp1" draw:master-page-name="Title_20_Slide_5f_4">
        <draw:frame draw:name="Google Shape;199;p37" presentation:style-name="pr14" draw:text-style-name="P6" draw:layer="layout" svg:width="32.004cm" svg:height="1.458cm" svg:x="0.711cm" svg:y="0.56cm" presentation:class="title" presentation:user-transformed="true">
          <draw:text-box>
            <text:p text:style-name="P3"><text:span text:style-name="T11">Layout</text:span></text:p>
          </draw:text-box>
        </draw:frame>
        <draw:g draw:name="Google Shape;200;p37">
          <draw:custom-shape draw:name="Google Shape;201;p37" draw:style-name="gr2" draw:text-style-name="P15" draw:layer="layout" svg:width="12.761cm" svg:height="0.218cm" svg:x="10.605cm" svg:y="14.27cm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2;p37" draw:style-name="gr3" draw:text-style-name="P15" draw:layer="layout" svg:width="12.761cm" svg:height="0.218cm" svg:x="10.605cm" svg:y="3.736cm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3;p37" draw:style-name="gr3" draw:text-style-name="P15" draw:layer="layout" svg:width="4.342cm" svg:height="0.218cm" draw:transform="rotate (-1.5707963267949) translate (10.605cm 3.736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4;p37" draw:style-name="gr3" draw:text-style-name="P15" draw:layer="layout" svg:width="4.342cm" svg:height="0.218cm" draw:transform="rotate (-1.5707963267949) translate (10.605cm 10.146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5;p37" draw:style-name="gr3" draw:text-style-name="P15" draw:layer="layout" svg:width="4.342cm" svg:height="0.218cm" draw:transform="rotate (-1.5707963267949) translate (23.585cm 10.146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p37" draw:style-name="gr3" draw:text-style-name="P15" draw:layer="layout" svg:width="4.342cm" svg:height="0.218cm" draw:transform="rotate (-1.5707963267949) translate (23.585cm 3.736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7;p37" draw:style-name="gr4" draw:text-style-name="P16" draw:layer="layout" svg:width="1.143cm" svg:height="0.001cm" svg:x="9.104cm" svg:y="13.2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8;p37" draw:style-name="gr4" draw:text-style-name="P16" draw:layer="layout" svg:width="1.143cm" svg:height="0.001cm" svg:x="9.104cm" svg:y="4.9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9;p37" draw:style-name="gr4" draw:text-style-name="P16" draw:layer="layout" svg:width="1.143cm" svg:height="0.001cm" draw:transform="rotate (-1.5707963267949) translate (11.664cm 14.6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0;p37" draw:style-name="gr4" draw:text-style-name="P16" draw:layer="layout" svg:width="1.143cm" svg:height="0.001cm" draw:transform="rotate (-1.5707963267949) translate (18.049cm 14.6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1;p37" draw:style-name="gr4" draw:text-style-name="P16" draw:layer="layout" svg:width="1.143cm" svg:height="0.001cm" draw:transform="rotate (-1.5707963267949) translate (22.303cm 14.6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2;p37" draw:style-name="gr5" draw:text-style-name="P17" draw:layer="layout" svg:width="2.126cm" svg:height="2.003cm" svg:x="10.605cm" svg:y="3.956cm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3;p37" draw:style-name="gr5" draw:text-style-name="P17" draw:layer="layout" svg:width="2.126cm" svg:height="2.003cm" svg:x="10.6cm" svg:y="12.266cm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4;p37" draw:style-name="gr5" draw:text-style-name="P17" draw:layer="layout" svg:width="2.126cm" svg:height="2.003cm" svg:x="16.983cm" svg:y="12.266cm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5;p37" draw:style-name="gr5" draw:text-style-name="P17" draw:layer="layout" svg:width="2.126cm" svg:height="2.003cm" svg:x="21.239cm" svg:y="12.266cm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16;p37" draw:style-name="gr6" draw:text-style-name="P16" draw:layer="layout" svg:width="0.001cm" svg:height="8.362cm" svg:x="9.614cm" svg:y="4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;p37" draw:style-name="gr7" draw:text-style-name="P17" draw:layer="layout" svg:width="1.925cm" svg:height="1.047cm" svg:x="14.174cm" svg:y="14.394cm">
          <text:p text:style-name="P18"><text:span text:style-name="T5">3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7" draw:style-name="gr7" draw:text-style-name="P17" draw:layer="layout" svg:width="1.925cm" svg:height="1.047cm" svg:x="19.229cm" svg:y="14.394cm">
          <text:p text:style-name="P18"><text:span text:style-name="T5">2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7" draw:style-name="gr7" draw:text-style-name="P17" draw:layer="layout" svg:width="1.925cm" svg:height="1.047cm" draw:transform="rotate (1.5707963267949) translate (8.819cm 9.575cm)">
          <text:p text:style-name="P18"><text:span text:style-name="T5">4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7f89b110ae_0_7:notes" draw:style-name="gr1" draw:layer="layout" svg:width="16.89cm" svg:height="9.524cm" svg:x="1.08cm" svg:y="1.905cm" draw:page-number="7" presentation:class="page"/>
          <draw:frame draw:name="Google Shape;197;g7f89b110ae_0_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e can observe" draw:style-name="dp1" draw:master-page-name="Title_20_Slide_5f_4">
        <draw:frame draw:name="Google Shape;224;p38" presentation:style-name="pr14" draw:text-style-name="P6" draw:layer="layout" svg:width="32.004cm" svg:height="1.458cm" svg:x="0.711cm" svg:y="0.56cm" presentation:class="title" presentation:user-transformed="true">
          <draw:text-box>
            <text:p text:style-name="P3"><text:span text:style-name="T11">What we can observe</text:span></text:p>
          </draw:text-box>
        </draw:frame>
        <draw:custom-shape draw:name="Google Shape;225;p38" draw:style-name="gr2" draw:text-style-name="P15" draw:layer="layout" svg:width="12.761cm" svg:height="0.218cm" svg:x="10.605cm" svg:y="14.27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8" draw:style-name="gr3" draw:text-style-name="P15" draw:layer="layout" svg:width="12.761cm" svg:height="0.218cm" svg:x="10.605cm" svg:y="3.73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8" draw:style-name="gr3" draw:text-style-name="P15" draw:layer="layout" svg:width="4.342cm" svg:height="0.218cm" draw:transform="rotate (-1.5707963267949) translate (10.605cm 3.73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8" draw:style-name="gr3" draw:text-style-name="P15" draw:layer="layout" svg:width="4.342cm" svg:height="0.218cm" draw:transform="rotate (-1.5707963267949) translate (10.605cm 10.14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8" draw:style-name="gr3" draw:text-style-name="P15" draw:layer="layout" svg:width="4.342cm" svg:height="0.218cm" draw:transform="rotate (-1.5707963267949) translate (23.585cm 10.14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8" draw:style-name="gr3" draw:text-style-name="P15" draw:layer="layout" svg:width="4.342cm" svg:height="0.218cm" draw:transform="rotate (-1.5707963267949) translate (23.585cm 3.73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8" draw:style-name="gr4" draw:text-style-name="P16" draw:layer="layout" svg:width="1.143cm" svg:height="0.001cm" svg:x="9.104cm" svg:y="13.2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8" draw:style-name="gr4" draw:text-style-name="P16" draw:layer="layout" svg:width="1.143cm" svg:height="0.001cm" svg:x="9.104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38" draw:style-name="gr5" draw:text-style-name="P17" draw:layer="layout" svg:width="2.126cm" svg:height="2.003cm" svg:x="10.605cm" svg:y="3.95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8" draw:style-name="gr5" draw:text-style-name="P17" draw:layer="layout" svg:width="2.126cm" svg:height="2.003cm" svg:x="10.6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8" draw:style-name="gr5" draw:text-style-name="P17" draw:layer="layout" svg:width="2.126cm" svg:height="2.003cm" svg:x="16.983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38" draw:style-name="gr5" draw:text-style-name="P17" draw:layer="layout" svg:width="2.126cm" svg:height="2.003cm" svg:x="21.239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38" draw:style-name="gr6" draw:text-style-name="P16" draw:layer="layout" svg:width="0.001cm" svg:height="8.362cm" svg:x="9.614cm" svg:y="4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38" draw:style-name="gr4" draw:text-style-name="P16" draw:layer="layout" svg:width="0.001cm" svg:height="1.732cm" svg:x="11.566cm" svg:y="14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9;p38" draw:style-name="gr4" draw:text-style-name="P16" draw:layer="layout" svg:width="0.001cm" svg:height="0.847cm" svg:x="17.951cm" svg:y="14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;p38" draw:style-name="gr4" draw:text-style-name="P16" draw:layer="layout" svg:width="0.001cm" svg:height="1.806cm" svg:x="22.205cm" svg:y="14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;p38" draw:style-name="gr6" draw:text-style-name="P16" draw:layer="layout" svg:width="10.682cm" svg:height="0.001cm" draw:transform="rotate (-3.14159265358979) translate (22.244cm 15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;p38" draw:style-name="gr7" draw:text-style-name="P17" draw:layer="layout" svg:width="6.384cm" svg:height="1.047cm" svg:x="11.566cm" svg:y="14.472cm">
          <text:p text:style-name="P18"><text:span text:style-name="T5">3m cl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8" draw:style-name="gr7" draw:text-style-name="P17" draw:layer="layout" svg:width="4.253cm" svg:height="1.047cm" svg:x="17.951cm" svg:y="14.44cm">
          <text:p text:style-name="P18"><text:span text:style-name="T5">2m cl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8" draw:style-name="gr7" draw:text-style-name="P17" draw:layer="layout" svg:width="8.264cm" svg:height="1.047cm" draw:transform="rotate (1.5707963267949) translate (8.721cm 13.302cm)">
          <text:p text:style-name="P18"><text:span text:style-name="T5">4m cl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8" draw:style-name="gr6" draw:text-style-name="P16" draw:layer="layout" svg:width="10.682cm" svg:height="0.001cm" draw:transform="rotate (-3.14159265358979) translate (22.244cm 16.2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38" draw:style-name="gr7" draw:text-style-name="P17" draw:layer="layout" svg:width="10.682cm" svg:height="1.047cm" svg:x="11.566cm" svg:y="15.276cm">
          <text:p text:style-name="P18"><text:span text:style-name="T5">5m, cluster of devices in betw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38" draw:style-name="gr4" draw:text-style-name="P16" draw:layer="layout" svg:width="0.926cm" svg:height="0.584cm" svg:x="11.094cm" svg:y="4.45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8;p38" draw:style-name="gr6" draw:text-style-name="P16" draw:layer="layout" svg:width="6.357cm" svg:height="8.569cm" draw:transform="rotate (-3.14159265358979) translate (17.913cm 13.3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38" draw:style-name="gr4" draw:text-style-name="P16" draw:layer="layout" svg:width="0.926cm" svg:height="0.584cm" svg:x="17.486cm" svg:y="13.1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0;p38" draw:style-name="gr4" draw:text-style-name="P16" draw:layer="layout" svg:width="0.78cm" svg:height="0.738cm" svg:x="21.951cm" svg:y="12.9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1;p38" draw:style-name="gr6" draw:text-style-name="P16" draw:layer="layout" svg:width="10.752cm" svg:height="8.606cm" draw:transform="rotate (-3.14159265358979) translate (22.317cm 13.3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38" draw:style-name="gr7" draw:text-style-name="P17" draw:layer="layout" svg:width="7.818cm" svg:height="1.31cm" draw:transform="rotate (-0.898320966001482) translate (13.071cm 5.606cm)">
          <text:p text:style-name="P18"><text:span text:style-name="T5">5m cl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8" draw:style-name="gr7" draw:text-style-name="P17" draw:layer="layout" svg:width="6.384cm" svg:height="1.047cm" draw:transform="rotate (-0.686263461884171) translate (15.505cm 6.73cm)">
          <text:p text:style-name="P18"><text:span text:style-name="T5">6.4m cl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1;g7f89b110ae_0_38:notes" draw:style-name="gr1" draw:layer="layout" svg:width="16.89cm" svg:height="9.524cm" svg:x="1.08cm" svg:y="1.905cm" draw:page-number="8" presentation:class="page"/>
          <draw:frame draw:name="Google Shape;222;g7f89b110ae_0_38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" draw:style-name="dp1" draw:master-page-name="Title_20_Slide_5f_4">
        <draw:frame draw:name="Google Shape;258;p39" presentation:style-name="pr14" draw:text-style-name="P6" draw:layer="layout" svg:width="32.004cm" svg:height="1.458cm" svg:x="0.711cm" svg:y="0.56cm" presentation:class="title" presentation:user-transformed="true">
          <draw:text-box>
            <text:p text:style-name="P3"><text:span text:style-name="T11">Setup</text:span></text:p>
          </draw:text-box>
        </draw:frame>
        <draw:custom-shape draw:name="Google Shape;259;p39" draw:style-name="gr2" draw:text-style-name="P15" draw:layer="layout" svg:width="12.761cm" svg:height="0.218cm" svg:x="10.605cm" svg:y="14.27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9" draw:style-name="gr3" draw:text-style-name="P15" draw:layer="layout" svg:width="12.761cm" svg:height="0.218cm" svg:x="10.605cm" svg:y="3.73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39" draw:style-name="gr3" draw:text-style-name="P15" draw:layer="layout" svg:width="4.342cm" svg:height="0.218cm" draw:transform="rotate (-1.5707963267949) translate (10.605cm 3.73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39" draw:style-name="gr3" draw:text-style-name="P15" draw:layer="layout" svg:width="4.342cm" svg:height="0.218cm" draw:transform="rotate (-1.5707963267949) translate (10.605cm 10.14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9" draw:style-name="gr3" draw:text-style-name="P15" draw:layer="layout" svg:width="4.342cm" svg:height="0.218cm" draw:transform="rotate (-1.5707963267949) translate (23.585cm 10.14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9" draw:style-name="gr3" draw:text-style-name="P15" draw:layer="layout" svg:width="4.342cm" svg:height="0.218cm" draw:transform="rotate (-1.5707963267949) translate (23.585cm 3.73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9" draw:style-name="gr5" draw:text-style-name="P17" draw:layer="layout" svg:width="2.126cm" svg:height="2.003cm" svg:x="10.605cm" svg:y="3.95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9" draw:style-name="gr5" draw:text-style-name="P17" draw:layer="layout" svg:width="2.126cm" svg:height="2.003cm" svg:x="10.6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9" draw:style-name="gr5" draw:text-style-name="P17" draw:layer="layout" svg:width="2.126cm" svg:height="2.003cm" svg:x="16.983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9" draw:style-name="gr5" draw:text-style-name="P17" draw:layer="layout" svg:width="2.126cm" svg:height="2.003cm" svg:x="21.239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69;p39">
          <draw:custom-shape draw:name="Google Shape;270;p39" draw:style-name="gr8" draw:text-style-name="P15" draw:layer="layout" svg:width="0.316cm" svg:height="0.608cm" draw:transform="rotate (-0.785398163397449) translate (11.045cm 12.311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1;p39" draw:style-name="gr8" draw:text-style-name="P15" draw:layer="layout" svg:width="0.316cm" svg:height="0.608cm" draw:transform="rotate (-0.785398163397449) translate (12.305cm 13.57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2;p39" draw:style-name="gr8" draw:text-style-name="P15" draw:layer="layout" svg:width="0.316cm" svg:height="0.608cm" draw:transform="rotate (-0.785398163397449) translate (11.99cm 13.255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3;p39" draw:style-name="gr8" draw:text-style-name="P15" draw:layer="layout" svg:width="0.316cm" svg:height="0.608cm" draw:transform="rotate (-0.785398163397449) translate (11.675cm 12.941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4;p39" draw:style-name="gr8" draw:text-style-name="P15" draw:layer="layout" svg:width="0.316cm" svg:height="0.608cm" draw:transform="rotate (-0.785398163397449) translate (11.36cm 12.626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75;p39">
          <draw:custom-shape draw:name="Google Shape;276;p39" draw:style-name="gr8" draw:text-style-name="P15" draw:layer="layout" svg:width="0.315cm" svg:height="0.607cm" draw:transform="rotate (2.35619449019234) translate (12.102cm 4.65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7;p39" draw:style-name="gr8" draw:text-style-name="P15" draw:layer="layout" svg:width="0.315cm" svg:height="0.607cm" draw:transform="rotate (2.35619449019234) translate (10.842cm 5.91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8;p39" draw:style-name="gr8" draw:text-style-name="P15" draw:layer="layout" svg:width="0.315cm" svg:height="0.607cm" draw:transform="rotate (2.35619449019234) translate (11.157cm 5.59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9;p39" draw:style-name="gr8" draw:text-style-name="P15" draw:layer="layout" svg:width="0.315cm" svg:height="0.607cm" draw:transform="rotate (2.35619449019234) translate (11.472cm 5.28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;p39" draw:style-name="gr8" draw:text-style-name="P15" draw:layer="layout" svg:width="0.315cm" svg:height="0.607cm" draw:transform="rotate (2.35619449019234) translate (11.787cm 4.96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1;p39">
          <draw:custom-shape draw:name="Google Shape;282;p39" draw:style-name="gr8" draw:text-style-name="P15" draw:layer="layout" svg:width="0.315cm" svg:height="0.607cm" draw:transform="rotate (2.35619449019234) translate (18.481cm 12.91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3;p39" draw:style-name="gr8" draw:text-style-name="P15" draw:layer="layout" svg:width="0.315cm" svg:height="0.607cm" draw:transform="rotate (2.35619449019234) translate (17.221cm 14.17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4;p39" draw:style-name="gr8" draw:text-style-name="P15" draw:layer="layout" svg:width="0.315cm" svg:height="0.607cm" draw:transform="rotate (2.35619449019234) translate (17.536cm 13.86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5;p39" draw:style-name="gr8" draw:text-style-name="P15" draw:layer="layout" svg:width="0.315cm" svg:height="0.607cm" draw:transform="rotate (2.35619449019234) translate (17.851cm 13.54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6;p39" draw:style-name="gr8" draw:text-style-name="P15" draw:layer="layout" svg:width="0.315cm" svg:height="0.607cm" draw:transform="rotate (2.35619449019234) translate (18.166cm 13.23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7;p39">
          <draw:custom-shape draw:name="Google Shape;288;p39" draw:style-name="gr8" draw:text-style-name="P15" draw:layer="layout" svg:width="0.315cm" svg:height="0.607cm" draw:transform="rotate (2.35619449019234) translate (22.737cm 12.96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9;p39" draw:style-name="gr8" draw:text-style-name="P15" draw:layer="layout" svg:width="0.315cm" svg:height="0.607cm" draw:transform="rotate (2.35619449019234) translate (21.477cm 14.22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0;p39" draw:style-name="gr8" draw:text-style-name="P15" draw:layer="layout" svg:width="0.315cm" svg:height="0.607cm" draw:transform="rotate (2.35619449019234) translate (21.792cm 13.90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1;p39" draw:style-name="gr8" draw:text-style-name="P15" draw:layer="layout" svg:width="0.315cm" svg:height="0.607cm" draw:transform="rotate (2.35619449019234) translate (22.107cm 13.59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2;p39" draw:style-name="gr8" draw:text-style-name="P15" draw:layer="layout" svg:width="0.315cm" svg:height="0.607cm" draw:transform="rotate (2.35619449019234) translate (22.422cm 13.27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93;p39" draw:style-name="gr9" draw:text-style-name="P19" draw:layer="layout" svg:width="0.265cm" svg:height="0.413cm" draw:transform="rotate (0.785398163397448) translate (11.335cm 4.906cm)">
          <text:p text:style-name="P3"/>
          <draw:enhanced-geometry draw:mirror-horizontal="fals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294;p39" draw:style-name="gr9" draw:text-style-name="P19" draw:layer="layout" svg:width="0.265cm" svg:height="0.413cm" draw:transform="rotate (0.785398163397448) translate (17.714cm 13.216cm)">
          <text:p text:style-name="P3"/>
          <draw:enhanced-geometry draw:mirror-horizontal="fals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295;p39" draw:style-name="gr9" draw:text-style-name="P19" draw:layer="layout" svg:width="0.265cm" svg:height="0.413cm" draw:transform="rotate (0.785398163397448) translate (21.97cm 13.216cm)">
          <text:p text:style-name="P3"/>
          <draw:enhanced-geometry draw:mirror-horizontal="fals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296;p39" draw:style-name="gr9" draw:text-style-name="P19" draw:layer="layout" svg:width="0.264cm" svg:height="0.413cm" draw:transform="rotate (0.785398163397448) translate (11.333cm 13.216cm)">
          <text:p text:style-name="P3"/>
          <draw:enhanced-geometry draw:mirror-horizontal="tru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255;g7f89b110ae_0_135:notes" draw:style-name="gr1" draw:layer="layout" svg:width="16.89cm" svg:height="9.524cm" svg:x="1.08cm" svg:y="1.905cm" draw:page-number="9" presentation:class="page"/>
          <draw:frame draw:name="Google Shape;256;g7f89b110ae_0_13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Walk Through" draw:style-name="dp1" draw:master-page-name="Intro">
        <draw:frame draw:name="Google Shape;301;p40" presentation:style-name="pr4" draw:text-style-name="P6" draw:layer="layout" svg:width="10.163cm" svg:height="5.458cm" svg:x="0.714cm" svg:y="2.036cm" presentation:class="title" presentation:user-transformed="true">
          <draw:text-box>
            <text:p text:style-name="P3"><text:span text:style-name="T4">The Walk Through</text:span></text:p>
          </draw:text-box>
        </draw:frame>
        <draw:frame draw:name="Google Shape;302;p40" presentation:style-name="pr5" draw:text-style-name="P8" draw:layer="layout" svg:width="18.646cm" svg:height="15.259cm" svg:x="14.078cm" svg:y="2.036cm" presentation:class="outline" presentation:user-transformed="true">
          <draw:text-box>
            <text:list text:style-name="L7">
              <text:list-item>
                <text:p text:style-name="P20"><text:span text:style-name="T12">Proces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Participants are asked to carry their phone on the walk through the test space as they would when shopping on the high street</text:span></text:p>
                  </text:list-item>
                  <text:list-item>
                    <text:p text:style-name="P20"><text:span text:style-name="T13">Participants walk through the test space</text:span></text:p>
                  </text:list-item>
                </text:list>
              </text:list-item>
            </text:list>
            <text:p text:style-name="P21"><text:span text:style-name="T13"/></text:p>
            <text:list text:continue-numbering="true" text:style-name="L8">
              <text:list-item>
                <text:p text:style-name="P22"><text:span text:style-name="T12">Goals</text:span></text:p>
                <text:list>
                  <text:list-item>
                    <text:p text:style-name="P7"><text:span text:style-name="T13">Field validation of device detection for <text:s/>sub 30s time-in-range</text:span></text:p>
                  </text:list-item>
                  <text:list-item>
                    <text:p text:style-name="P7"><text:span text:style-name="T13">Observation of practical differences in signal strength measurement between devices and carrying approaches</text:span></text:p>
                  </text:list-item>
                </text:list>
              </text:list-item>
            </text:list>
            <text:p text:style-name="P23"><text:span text:style-name="T14"/></text:p>
          </draw:text-box>
        </draw:frame>
        <presentation:notes draw:style-name="dp2">
          <draw:page-thumbnail draw:name="Google Shape;298;g7f89b110ae_0_561:notes" draw:style-name="gr1" draw:layer="layout" svg:width="16.89cm" svg:height="9.524cm" svg:x="1.08cm" svg:y="1.905cm" draw:page-number="10" presentation:class="page"/>
          <draw:frame draw:name="Google Shape;299;g7f89b110ae_0_56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Walk Through - if possible" draw:style-name="dp1" draw:master-page-name="Title_20_Slide_5f_4">
        <draw:frame draw:name="Google Shape;307;p41" presentation:style-name="pr14" draw:text-style-name="P6" draw:layer="layout" svg:width="32.004cm" svg:height="1.458cm" svg:x="0.711cm" svg:y="0.56cm" presentation:class="title" presentation:user-transformed="true">
          <draw:text-box>
            <text:p text:style-name="P3"><text:span text:style-name="T11">The Walk Through</text:span><text:span text:style-name="T15"> - if possible</text:span></text:p>
          </draw:text-box>
        </draw:frame>
        <draw:custom-shape draw:name="Google Shape;308;p41" draw:style-name="gr2" draw:text-style-name="P15" draw:layer="layout" svg:width="12.761cm" svg:height="0.218cm" svg:x="10.605cm" svg:y="14.27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41" draw:style-name="gr3" draw:text-style-name="P15" draw:layer="layout" svg:width="12.761cm" svg:height="0.218cm" svg:x="10.605cm" svg:y="3.73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1" draw:style-name="gr3" draw:text-style-name="P15" draw:layer="layout" svg:width="4.342cm" svg:height="0.218cm" draw:transform="rotate (-1.5707963267949) translate (10.605cm 3.73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1" draw:style-name="gr3" draw:text-style-name="P15" draw:layer="layout" svg:width="4.342cm" svg:height="0.218cm" draw:transform="rotate (-1.5707963267949) translate (10.605cm 10.14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41" draw:style-name="gr3" draw:text-style-name="P15" draw:layer="layout" svg:width="4.342cm" svg:height="0.218cm" draw:transform="rotate (-1.5707963267949) translate (23.585cm 10.14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41" draw:style-name="gr3" draw:text-style-name="P15" draw:layer="layout" svg:width="4.342cm" svg:height="0.218cm" draw:transform="rotate (-1.5707963267949) translate (23.585cm 3.73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41" draw:style-name="gr5" draw:text-style-name="P17" draw:layer="layout" svg:width="2.126cm" svg:height="2.003cm" svg:x="10.605cm" svg:y="3.95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41" draw:style-name="gr5" draw:text-style-name="P17" draw:layer="layout" svg:width="2.126cm" svg:height="2.003cm" svg:x="10.6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41" draw:style-name="gr5" draw:text-style-name="P17" draw:layer="layout" svg:width="2.126cm" svg:height="2.003cm" svg:x="16.983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1" draw:style-name="gr5" draw:text-style-name="P17" draw:layer="layout" svg:width="2.126cm" svg:height="2.003cm" svg:x="21.239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18;p41">
          <draw:custom-shape draw:name="Google Shape;319;p41" draw:style-name="gr8" draw:text-style-name="P15" draw:layer="layout" svg:width="0.316cm" svg:height="0.608cm" draw:transform="rotate (-0.785398163397449) translate (11.045cm 12.311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0;p41" draw:style-name="gr8" draw:text-style-name="P15" draw:layer="layout" svg:width="0.316cm" svg:height="0.608cm" draw:transform="rotate (-0.785398163397449) translate (12.305cm 13.57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1;p41" draw:style-name="gr8" draw:text-style-name="P15" draw:layer="layout" svg:width="0.316cm" svg:height="0.608cm" draw:transform="rotate (-0.785398163397449) translate (11.99cm 13.255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2;p41" draw:style-name="gr8" draw:text-style-name="P15" draw:layer="layout" svg:width="0.316cm" svg:height="0.608cm" draw:transform="rotate (-0.785398163397449) translate (11.675cm 12.941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3;p41" draw:style-name="gr8" draw:text-style-name="P15" draw:layer="layout" svg:width="0.316cm" svg:height="0.608cm" draw:transform="rotate (-0.785398163397449) translate (11.36cm 12.626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24;p41">
          <draw:custom-shape draw:name="Google Shape;325;p41" draw:style-name="gr8" draw:text-style-name="P15" draw:layer="layout" svg:width="0.315cm" svg:height="0.607cm" draw:transform="rotate (2.35619449019234) translate (12.102cm 4.65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6;p41" draw:style-name="gr8" draw:text-style-name="P15" draw:layer="layout" svg:width="0.315cm" svg:height="0.607cm" draw:transform="rotate (2.35619449019234) translate (10.842cm 5.91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7;p41" draw:style-name="gr8" draw:text-style-name="P15" draw:layer="layout" svg:width="0.315cm" svg:height="0.607cm" draw:transform="rotate (2.35619449019234) translate (11.157cm 5.59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8;p41" draw:style-name="gr8" draw:text-style-name="P15" draw:layer="layout" svg:width="0.315cm" svg:height="0.607cm" draw:transform="rotate (2.35619449019234) translate (11.472cm 5.28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9;p41" draw:style-name="gr8" draw:text-style-name="P15" draw:layer="layout" svg:width="0.315cm" svg:height="0.607cm" draw:transform="rotate (2.35619449019234) translate (11.787cm 4.96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30;p41">
          <draw:custom-shape draw:name="Google Shape;331;p41" draw:style-name="gr8" draw:text-style-name="P15" draw:layer="layout" svg:width="0.315cm" svg:height="0.607cm" draw:transform="rotate (2.35619449019234) translate (18.481cm 12.91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2;p41" draw:style-name="gr8" draw:text-style-name="P15" draw:layer="layout" svg:width="0.315cm" svg:height="0.607cm" draw:transform="rotate (2.35619449019234) translate (17.221cm 14.17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3;p41" draw:style-name="gr8" draw:text-style-name="P15" draw:layer="layout" svg:width="0.315cm" svg:height="0.607cm" draw:transform="rotate (2.35619449019234) translate (17.536cm 13.86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4;p41" draw:style-name="gr8" draw:text-style-name="P15" draw:layer="layout" svg:width="0.315cm" svg:height="0.607cm" draw:transform="rotate (2.35619449019234) translate (17.851cm 13.54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5;p41" draw:style-name="gr8" draw:text-style-name="P15" draw:layer="layout" svg:width="0.315cm" svg:height="0.607cm" draw:transform="rotate (2.35619449019234) translate (18.166cm 13.23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36;p41">
          <draw:custom-shape draw:name="Google Shape;337;p41" draw:style-name="gr8" draw:text-style-name="P15" draw:layer="layout" svg:width="0.315cm" svg:height="0.607cm" draw:transform="rotate (2.35619449019234) translate (22.737cm 12.96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8;p41" draw:style-name="gr8" draw:text-style-name="P15" draw:layer="layout" svg:width="0.315cm" svg:height="0.607cm" draw:transform="rotate (2.35619449019234) translate (21.477cm 14.22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9;p41" draw:style-name="gr8" draw:text-style-name="P15" draw:layer="layout" svg:width="0.315cm" svg:height="0.607cm" draw:transform="rotate (2.35619449019234) translate (21.792cm 13.90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0;p41" draw:style-name="gr8" draw:text-style-name="P15" draw:layer="layout" svg:width="0.315cm" svg:height="0.607cm" draw:transform="rotate (2.35619449019234) translate (22.107cm 13.59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1;p41" draw:style-name="gr8" draw:text-style-name="P15" draw:layer="layout" svg:width="0.315cm" svg:height="0.607cm" draw:transform="rotate (2.35619449019234) translate (22.422cm 13.27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42;p41" draw:style-name="gr9" draw:text-style-name="P19" draw:layer="layout" svg:width="0.265cm" svg:height="0.413cm" draw:transform="rotate (0.785398163397448) translate (11.335cm 4.906cm)">
          <text:p text:style-name="P3"/>
          <draw:enhanced-geometry draw:mirror-horizontal="fals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343;p41" draw:style-name="gr9" draw:text-style-name="P19" draw:layer="layout" svg:width="0.265cm" svg:height="0.413cm" draw:transform="rotate (0.785398163397448) translate (17.714cm 13.216cm)">
          <text:p text:style-name="P3"/>
          <draw:enhanced-geometry draw:mirror-horizontal="fals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344;p41" draw:style-name="gr9" draw:text-style-name="P19" draw:layer="layout" svg:width="0.265cm" svg:height="0.413cm" draw:transform="rotate (0.785398163397448) translate (21.97cm 13.216cm)">
          <text:p text:style-name="P3"/>
          <draw:enhanced-geometry draw:mirror-horizontal="fals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345;p41" draw:style-name="gr9" draw:text-style-name="P19" draw:layer="layout" svg:width="0.264cm" svg:height="0.413cm" draw:transform="rotate (0.785398163397448) translate (11.333cm 13.216cm)">
          <text:p text:style-name="P3"/>
          <draw:enhanced-geometry draw:mirror-horizontal="tru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346;p41" draw:style-name="gr10" draw:text-style-name="P17" draw:layer="layout" svg:width="16.92cm" svg:height="6.802cm" svg:x="8.246cm" svg:y="9.014cm">
          <text:p text:style-name="P3"><text:span text:style-name="T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7;p41" draw:style-name="gr11" draw:text-style-name="P15" draw:layer="layout" svg:width="1.194cm" svg:height="1.194cm" svg:x="16.385cm" svg:y="6.968cm">
          <text:p text:style-name="P18"><text:span text:style-name="T16">i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8;p41" draw:style-name="gr7" draw:text-style-name="P17" draw:layer="layout" svg:width="1.413cm" svg:height="1.194cm" svg:x="12.147cm" svg:y="8.453cm">
          <text:p text:style-name="P3"><text:span text:style-name="T5">&gt;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41" draw:style-name="gr7" draw:text-style-name="P17" draw:layer="layout" svg:width="1.413cm" svg:height="1.194cm" svg:x="19.822cm" svg:y="8.453cm">
          <text:p text:style-name="P3"><text:span text:style-name="T5">&gt;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41" draw:style-name="gr7" draw:text-style-name="P17" draw:layer="layout" svg:width="1.413cm" svg:height="1.194cm" svg:x="15.67cm" svg:y="15.273cm">
          <text:p text:style-name="P3"><text:span text:style-name="T5">&lt;&lt;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51;p41">
          <draw:custom-shape draw:name="Google Shape;352;p41" draw:style-name="gr12" draw:text-style-name="P24" draw:layer="layout" svg:width="0.531cm" svg:height="0.531cm" svg:x="16.711cm" svg:y="8.504cm">
            <text:p text:style-name="P3"><text:span text:style-name="T5"/></text:p>
            <draw:enhanced-geometry draw:mirror-horizontal="false" draw:mirror-vertical="false" drawooo:sub-view-size="4057 4057" draw:text-areas="0 0 ?f0 ?f1" svg:viewBox="0 0 0 0" draw:type="ooxml-non-primitive" draw:enhanced-path="M 2029 0 C 909 0 1 909 1 2028 1 3148 909 4056 2029 4056 3148 4056 4057 3148 4057 2028 4057 909 3148 0 2029 0 Z N">
              <draw:equation draw:name="f0" draw:formula="logwidth"/>
              <draw:equation draw:name="f1" draw:formula="logheight"/>
            </draw:enhanced-geometry>
          </draw:custom-shape>
          <draw:custom-shape draw:name="Google Shape;353;p41" draw:style-name="gr12" draw:text-style-name="P24" draw:layer="layout" svg:width="0.096cm" svg:height="0.498cm" svg:x="16.777cm" svg:y="9.096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254 1 C 254 1 149 1 1 22 L 1 3803 740 3803 740 1 Z N">
              <draw:equation draw:name="f0" draw:formula="logwidth"/>
              <draw:equation draw:name="f1" draw:formula="logheight"/>
            </draw:enhanced-geometry>
          </draw:custom-shape>
          <draw:custom-shape draw:name="Google Shape;354;p41" draw:style-name="gr12" draw:text-style-name="P24" draw:layer="layout" svg:width="0.146cm" svg:height="0.478cm" svg:x="17.248cm" svg:y="9.116cm">
            <text:p text:style-name="P3"><text:span text:style-name="T5"/></text:p>
            <draw:enhanced-geometry draw:mirror-horizontal="false" draw:mirror-vertical="false" drawooo:sub-view-size="1121 3656" draw:text-areas="0 0 ?f0 ?f1" svg:viewBox="0 0 0 0" draw:type="ooxml-non-primitive" draw:enhanced-path="M 1 1 L 1 3655 846 3655 C 994 3655 1120 3507 1120 3359 L 1120 1564 C 1120 613 529 191 1 1 Z N">
              <draw:equation draw:name="f0" draw:formula="logwidth"/>
              <draw:equation draw:name="f1" draw:formula="logheight"/>
            </draw:enhanced-geometry>
          </draw:custom-shape>
          <draw:custom-shape draw:name="Google Shape;355;p41" draw:style-name="gr12" draw:text-style-name="P24" draw:layer="layout" svg:width="0.096cm" svg:height="0.498cm" svg:x="16.935cm" svg:y="9.099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1 1 L 1 3803 740 3803 740 1 Z N">
              <draw:equation draw:name="f0" draw:formula="logwidth"/>
              <draw:equation draw:name="f1" draw:formula="logheight"/>
            </draw:enhanced-geometry>
          </draw:custom-shape>
          <draw:custom-shape draw:name="Google Shape;356;p41" draw:style-name="gr12" draw:text-style-name="P24" draw:layer="layout" svg:width="0.146cm" svg:height="0.478cm" svg:x="16.569cm" svg:y="9.116cm">
            <text:p text:style-name="P3"><text:span text:style-name="T5"/></text:p>
            <draw:enhanced-geometry draw:mirror-horizontal="false" draw:mirror-vertical="false" drawooo:sub-view-size="1121 3656" draw:text-areas="0 0 ?f0 ?f1" svg:viewBox="0 0 0 0" draw:type="ooxml-non-primitive" draw:enhanced-path="M 1120 1 C 993 64 867 106 761 191 592 296 423 423 275 613 85 846 1 1162 1 1585 L 1 3380 C 1 3528 127 3655 275 3655 L 1120 3655 1120 1 Z N">
              <draw:equation draw:name="f0" draw:formula="logwidth"/>
              <draw:equation draw:name="f1" draw:formula="logheight"/>
            </draw:enhanced-geometry>
          </draw:custom-shape>
          <draw:custom-shape draw:name="Google Shape;357;p41" draw:style-name="gr12" draw:text-style-name="P24" draw:layer="layout" svg:width="0.096cm" svg:height="0.498cm" svg:x="17.087cm" svg:y="9.096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1 1 L 1 3803 740 3803 740 22 C 592 1 487 1 487 1 Z N">
              <draw:equation draw:name="f0" draw:formula="logwidth"/>
              <draw:equation draw:name="f1" draw:formula="logheight"/>
            </draw:enhanced-geometry>
          </draw:custom-shape>
          <draw:custom-shape draw:name="Google Shape;358;p41" draw:style-name="gr13" draw:text-style-name="P25" draw:layer="layout" svg:width="0.373cm" svg:height="0.057cm" svg:x="16.796cm" svg:y="9.038cm">
            <text:p text:style-name="P3"><text:span text:style-name="T5"/></text:p>
            <draw:enhanced-geometry draw:mirror-horizontal="false" draw:mirror-vertical="false" drawooo:sub-view-size="2853 444" draw:text-areas="0 0 ?f0 ?f1" svg:viewBox="0 0 0 0" draw:type="ooxml-non-primitive" draw:enhanced-path="M 1 0 C 402 275 909 444 1437 444 1965 444 2451 275 2852 0 Z N">
              <draw:equation draw:name="f0" draw:formula="logwidth"/>
              <draw:equation draw:name="f1" draw:formula="logheight"/>
            </draw:enhanced-geometry>
          </draw:custom-shape>
          <draw:custom-shape draw:name="Google Shape;359;p41" draw:style-name="gr13" draw:text-style-name="P25" draw:layer="layout" svg:width="0.06cm" svg:height="0.492cm" svg:x="16.719cm" svg:y="9.099cm">
            <text:p text:style-name="P3"><text:span text:style-name="T5"/></text:p>
            <draw:enhanced-geometry draw:mirror-horizontal="false" draw:mirror-vertical="false" drawooo:sub-view-size="465 3761" draw:text-areas="0 0 ?f0 ?f1" svg:viewBox="0 0 0 0" draw:type="ooxml-non-primitive" draw:enhanced-path="M 465 1 C 338 22 169 64 0 106 L 0 3761 465 3761 465 1 Z N">
              <draw:equation draw:name="f0" draw:formula="logwidth"/>
              <draw:equation draw:name="f1" draw:formula="logheight"/>
            </draw:enhanced-geometry>
          </draw:custom-shape>
          <draw:custom-shape draw:name="Google Shape;360;p41" draw:style-name="gr13" draw:text-style-name="P25" draw:layer="layout" svg:width="0.06cm" svg:height="0.016cm" svg:x="16.719cm" svg:y="9.099cm">
            <text:p text:style-name="P3"><text:span text:style-name="T5"/></text:p>
            <draw:enhanced-geometry draw:mirror-horizontal="false" draw:mirror-vertical="false" drawooo:sub-view-size="465 128" draw:text-areas="0 0 ?f0 ?f1" svg:viewBox="0 0 0 0" draw:type="ooxml-non-primitive" draw:enhanced-path="M 0 1 L 0 128 C 169 85 338 22 465 1 Z N">
              <draw:equation draw:name="f0" draw:formula="logwidth"/>
              <draw:equation draw:name="f1" draw:formula="logheight"/>
            </draw:enhanced-geometry>
          </draw:custom-shape>
          <draw:custom-shape draw:name="Google Shape;361;p41" draw:style-name="gr13" draw:text-style-name="P25" draw:layer="layout" svg:width="0.06cm" svg:height="0.495cm" svg:x="17.187cm" svg:y="9.102cm">
            <text:p text:style-name="P3"><text:span text:style-name="T5"/></text:p>
            <draw:enhanced-geometry draw:mirror-horizontal="false" draw:mirror-vertical="false" drawooo:sub-view-size="465 3782" draw:text-areas="0 0 ?f0 ?f1" svg:viewBox="0 0 0 0" draw:type="ooxml-non-primitive" draw:enhanced-path="M 0 0 L 0 3781 465 3781 465 3760 465 106 C 275 63 106 0 0 0 Z N">
              <draw:equation draw:name="f0" draw:formula="logwidth"/>
              <draw:equation draw:name="f1" draw:formula="logheight"/>
            </draw:enhanced-geometry>
          </draw:custom-shape>
          <draw:custom-shape draw:name="Google Shape;362;p41" draw:style-name="gr13" draw:text-style-name="P25" draw:layer="layout" svg:width="0.057cm" svg:height="0.016cm" svg:x="17.184cm" svg:y="9.099cm">
            <text:p text:style-name="P3"><text:span text:style-name="T5"/></text:p>
            <draw:enhanced-geometry draw:mirror-horizontal="false" draw:mirror-vertical="false" drawooo:sub-view-size="444 128" draw:text-areas="0 0 ?f0 ?f1" svg:viewBox="0 0 0 0" draw:type="ooxml-non-primitive" draw:enhanced-path="M 0 1 L 0 22 C 127 64 296 85 444 128 L 444 1 Z N">
              <draw:equation draw:name="f0" draw:formula="logwidth"/>
              <draw:equation draw:name="f1" draw:formula="logheight"/>
            </draw:enhanced-geometry>
          </draw:custom-shape>
          <draw:custom-shape draw:name="Google Shape;363;p41" draw:style-name="gr13" draw:text-style-name="P25" draw:layer="layout" svg:width="0.057cm" svg:height="0.498cm" svg:x="17.029cm" svg:y="9.099cm">
            <text:p text:style-name="P3"><text:span text:style-name="T5"/></text:p>
            <draw:enhanced-geometry draw:mirror-horizontal="false" draw:mirror-vertical="false" drawooo:sub-view-size="444 3804" draw:text-areas="0 0 ?f0 ?f1" svg:viewBox="0 0 0 0" draw:type="ooxml-non-primitive" draw:enhanced-path="M 0 1 L 0 3803 444 3803 444 1 Z N">
              <draw:equation draw:name="f0" draw:formula="logwidth"/>
              <draw:equation draw:name="f1" draw:formula="logheight"/>
            </draw:enhanced-geometry>
          </draw:custom-shape>
          <draw:custom-shape draw:name="Google Shape;364;p41" draw:style-name="gr13" draw:text-style-name="P25" draw:layer="layout" svg:width="0.057cm" svg:height="0.498cm" svg:x="16.874cm" svg:y="9.099cm">
            <text:p text:style-name="P3"><text:span text:style-name="T5"/></text:p>
            <draw:enhanced-geometry draw:mirror-horizontal="false" draw:mirror-vertical="false" drawooo:sub-view-size="444 3804" draw:text-areas="0 0 ?f0 ?f1" svg:viewBox="0 0 0 0" draw:type="ooxml-non-primitive" draw:enhanced-path="M 0 1 L 0 3803 444 3803 444 1 Z N">
              <draw:equation draw:name="f0" draw:formula="logwidth"/>
              <draw:equation draw:name="f1" draw:formula="logheight"/>
            </draw:enhanced-geometry>
          </draw:custom-shape>
        </draw:g>
        <draw:g draw:name="Google Shape;365;p41">
          <draw:custom-shape draw:name="Google Shape;366;p41" draw:style-name="gr12" draw:text-style-name="P24" draw:layer="layout" svg:width="0.531cm" svg:height="0.531cm" svg:x="11.112cm" svg:y="15.324cm">
            <text:p text:style-name="P3"><text:span text:style-name="T5"/></text:p>
            <draw:enhanced-geometry draw:mirror-horizontal="false" draw:mirror-vertical="false" drawooo:sub-view-size="4057 4057" draw:text-areas="0 0 ?f0 ?f1" svg:viewBox="0 0 0 0" draw:type="ooxml-non-primitive" draw:enhanced-path="M 2029 0 C 909 0 1 909 1 2028 1 3148 909 4056 2029 4056 3148 4056 4057 3148 4057 2028 4057 909 3148 0 2029 0 Z N">
              <draw:equation draw:name="f0" draw:formula="logwidth"/>
              <draw:equation draw:name="f1" draw:formula="logheight"/>
            </draw:enhanced-geometry>
          </draw:custom-shape>
          <draw:custom-shape draw:name="Google Shape;367;p41" draw:style-name="gr12" draw:text-style-name="P24" draw:layer="layout" svg:width="0.096cm" svg:height="0.498cm" svg:x="11.178cm" svg:y="15.916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254 1 C 254 1 149 1 1 22 L 1 3803 740 3803 740 1 Z N">
              <draw:equation draw:name="f0" draw:formula="logwidth"/>
              <draw:equation draw:name="f1" draw:formula="logheight"/>
            </draw:enhanced-geometry>
          </draw:custom-shape>
          <draw:custom-shape draw:name="Google Shape;368;p41" draw:style-name="gr12" draw:text-style-name="P24" draw:layer="layout" svg:width="0.146cm" svg:height="0.478cm" svg:x="11.649cm" svg:y="15.936cm">
            <text:p text:style-name="P3"><text:span text:style-name="T5"/></text:p>
            <draw:enhanced-geometry draw:mirror-horizontal="false" draw:mirror-vertical="false" drawooo:sub-view-size="1121 3656" draw:text-areas="0 0 ?f0 ?f1" svg:viewBox="0 0 0 0" draw:type="ooxml-non-primitive" draw:enhanced-path="M 1 1 L 1 3655 846 3655 C 994 3655 1120 3507 1120 3359 L 1120 1564 C 1120 613 529 191 1 1 Z N">
              <draw:equation draw:name="f0" draw:formula="logwidth"/>
              <draw:equation draw:name="f1" draw:formula="logheight"/>
            </draw:enhanced-geometry>
          </draw:custom-shape>
          <draw:custom-shape draw:name="Google Shape;369;p41" draw:style-name="gr12" draw:text-style-name="P24" draw:layer="layout" svg:width="0.096cm" svg:height="0.498cm" svg:x="11.336cm" svg:y="15.919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1 1 L 1 3803 740 3803 740 1 Z N">
              <draw:equation draw:name="f0" draw:formula="logwidth"/>
              <draw:equation draw:name="f1" draw:formula="logheight"/>
            </draw:enhanced-geometry>
          </draw:custom-shape>
          <draw:custom-shape draw:name="Google Shape;370;p41" draw:style-name="gr12" draw:text-style-name="P24" draw:layer="layout" svg:width="0.146cm" svg:height="0.478cm" svg:x="10.97cm" svg:y="15.936cm">
            <text:p text:style-name="P3"><text:span text:style-name="T5"/></text:p>
            <draw:enhanced-geometry draw:mirror-horizontal="false" draw:mirror-vertical="false" drawooo:sub-view-size="1121 3656" draw:text-areas="0 0 ?f0 ?f1" svg:viewBox="0 0 0 0" draw:type="ooxml-non-primitive" draw:enhanced-path="M 1120 1 C 993 64 867 106 761 191 592 296 423 423 275 613 85 846 1 1162 1 1585 L 1 3380 C 1 3528 127 3655 275 3655 L 1120 3655 1120 1 Z N">
              <draw:equation draw:name="f0" draw:formula="logwidth"/>
              <draw:equation draw:name="f1" draw:formula="logheight"/>
            </draw:enhanced-geometry>
          </draw:custom-shape>
          <draw:custom-shape draw:name="Google Shape;371;p41" draw:style-name="gr12" draw:text-style-name="P24" draw:layer="layout" svg:width="0.096cm" svg:height="0.498cm" svg:x="11.488cm" svg:y="15.916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1 1 L 1 3803 740 3803 740 22 C 592 1 487 1 487 1 Z N">
              <draw:equation draw:name="f0" draw:formula="logwidth"/>
              <draw:equation draw:name="f1" draw:formula="logheight"/>
            </draw:enhanced-geometry>
          </draw:custom-shape>
          <draw:custom-shape draw:name="Google Shape;372;p41" draw:style-name="gr13" draw:text-style-name="P25" draw:layer="layout" svg:width="0.373cm" svg:height="0.057cm" svg:x="11.198cm" svg:y="15.858cm">
            <text:p text:style-name="P3"><text:span text:style-name="T5"/></text:p>
            <draw:enhanced-geometry draw:mirror-horizontal="false" draw:mirror-vertical="false" drawooo:sub-view-size="2853 444" draw:text-areas="0 0 ?f0 ?f1" svg:viewBox="0 0 0 0" draw:type="ooxml-non-primitive" draw:enhanced-path="M 1 0 C 402 275 909 444 1437 444 1965 444 2451 275 2852 0 Z N">
              <draw:equation draw:name="f0" draw:formula="logwidth"/>
              <draw:equation draw:name="f1" draw:formula="logheight"/>
            </draw:enhanced-geometry>
          </draw:custom-shape>
          <draw:custom-shape draw:name="Google Shape;373;p41" draw:style-name="gr13" draw:text-style-name="P25" draw:layer="layout" svg:width="0.06cm" svg:height="0.492cm" svg:x="11.12cm" svg:y="15.919cm">
            <text:p text:style-name="P3"><text:span text:style-name="T5"/></text:p>
            <draw:enhanced-geometry draw:mirror-horizontal="false" draw:mirror-vertical="false" drawooo:sub-view-size="465 3761" draw:text-areas="0 0 ?f0 ?f1" svg:viewBox="0 0 0 0" draw:type="ooxml-non-primitive" draw:enhanced-path="M 465 1 C 338 22 169 64 0 106 L 0 3761 465 3761 465 1 Z N">
              <draw:equation draw:name="f0" draw:formula="logwidth"/>
              <draw:equation draw:name="f1" draw:formula="logheight"/>
            </draw:enhanced-geometry>
          </draw:custom-shape>
          <draw:custom-shape draw:name="Google Shape;374;p41" draw:style-name="gr13" draw:text-style-name="P25" draw:layer="layout" svg:width="0.06cm" svg:height="0.016cm" svg:x="11.12cm" svg:y="15.919cm">
            <text:p text:style-name="P3"><text:span text:style-name="T5"/></text:p>
            <draw:enhanced-geometry draw:mirror-horizontal="false" draw:mirror-vertical="false" drawooo:sub-view-size="465 128" draw:text-areas="0 0 ?f0 ?f1" svg:viewBox="0 0 0 0" draw:type="ooxml-non-primitive" draw:enhanced-path="M 0 1 L 0 128 C 169 85 338 22 465 1 Z N">
              <draw:equation draw:name="f0" draw:formula="logwidth"/>
              <draw:equation draw:name="f1" draw:formula="logheight"/>
            </draw:enhanced-geometry>
          </draw:custom-shape>
          <draw:custom-shape draw:name="Google Shape;375;p41" draw:style-name="gr13" draw:text-style-name="P25" draw:layer="layout" svg:width="0.06cm" svg:height="0.495cm" svg:x="11.588cm" svg:y="15.922cm">
            <text:p text:style-name="P3"><text:span text:style-name="T5"/></text:p>
            <draw:enhanced-geometry draw:mirror-horizontal="false" draw:mirror-vertical="false" drawooo:sub-view-size="465 3782" draw:text-areas="0 0 ?f0 ?f1" svg:viewBox="0 0 0 0" draw:type="ooxml-non-primitive" draw:enhanced-path="M 0 0 L 0 3781 465 3781 465 3760 465 106 C 275 63 106 0 0 0 Z N">
              <draw:equation draw:name="f0" draw:formula="logwidth"/>
              <draw:equation draw:name="f1" draw:formula="logheight"/>
            </draw:enhanced-geometry>
          </draw:custom-shape>
          <draw:custom-shape draw:name="Google Shape;376;p41" draw:style-name="gr13" draw:text-style-name="P25" draw:layer="layout" svg:width="0.057cm" svg:height="0.016cm" svg:x="11.585cm" svg:y="15.919cm">
            <text:p text:style-name="P3"><text:span text:style-name="T5"/></text:p>
            <draw:enhanced-geometry draw:mirror-horizontal="false" draw:mirror-vertical="false" drawooo:sub-view-size="444 128" draw:text-areas="0 0 ?f0 ?f1" svg:viewBox="0 0 0 0" draw:type="ooxml-non-primitive" draw:enhanced-path="M 0 1 L 0 22 C 127 64 296 85 444 128 L 444 1 Z N">
              <draw:equation draw:name="f0" draw:formula="logwidth"/>
              <draw:equation draw:name="f1" draw:formula="logheight"/>
            </draw:enhanced-geometry>
          </draw:custom-shape>
          <draw:custom-shape draw:name="Google Shape;377;p41" draw:style-name="gr13" draw:text-style-name="P25" draw:layer="layout" svg:width="0.057cm" svg:height="0.498cm" svg:x="11.43cm" svg:y="15.919cm">
            <text:p text:style-name="P3"><text:span text:style-name="T5"/></text:p>
            <draw:enhanced-geometry draw:mirror-horizontal="false" draw:mirror-vertical="false" drawooo:sub-view-size="444 3804" draw:text-areas="0 0 ?f0 ?f1" svg:viewBox="0 0 0 0" draw:type="ooxml-non-primitive" draw:enhanced-path="M 0 1 L 0 3803 444 3803 444 1 Z N">
              <draw:equation draw:name="f0" draw:formula="logwidth"/>
              <draw:equation draw:name="f1" draw:formula="logheight"/>
            </draw:enhanced-geometry>
          </draw:custom-shape>
          <draw:custom-shape draw:name="Google Shape;378;p41" draw:style-name="gr13" draw:text-style-name="P25" draw:layer="layout" svg:width="0.057cm" svg:height="0.498cm" svg:x="11.275cm" svg:y="15.919cm">
            <text:p text:style-name="P3"><text:span text:style-name="T5"/></text:p>
            <draw:enhanced-geometry draw:mirror-horizontal="false" draw:mirror-vertical="false" drawooo:sub-view-size="444 3804" draw:text-areas="0 0 ?f0 ?f1" svg:viewBox="0 0 0 0" draw:type="ooxml-non-primitive" draw:enhanced-path="M 0 1 L 0 3803 444 3803 444 1 Z N">
              <draw:equation draw:name="f0" draw:formula="logwidth"/>
              <draw:equation draw:name="f1" draw:formula="logheight"/>
            </draw:enhanced-geometry>
          </draw:custom-shape>
        </draw:g>
        <draw:g draw:name="Google Shape;379;p41">
          <draw:custom-shape draw:name="Google Shape;380;p41" draw:style-name="gr12" draw:text-style-name="P24" draw:layer="layout" svg:width="0.531cm" svg:height="0.534cm" svg:x="24.848cm" svg:y="10.168cm">
            <text:p text:style-name="P3"><text:span text:style-name="T5"/></text:p>
            <draw:enhanced-geometry draw:mirror-horizontal="false" draw:mirror-vertical="false" drawooo:sub-view-size="4057 4078" draw:text-areas="0 0 ?f0 ?f1" svg:viewBox="0 0 0 0" draw:type="ooxml-non-primitive" draw:enhanced-path="M 2028 1 C 909 1 1 909 1 2029 1 3148 909 4078 2028 4078 3148 4078 4056 3148 4056 2029 4056 909 3148 1 2028 1 Z N">
              <draw:equation draw:name="f0" draw:formula="logwidth"/>
              <draw:equation draw:name="f1" draw:formula="logheight"/>
            </draw:enhanced-geometry>
          </draw:custom-shape>
          <draw:custom-shape draw:name="Google Shape;381;p41" draw:style-name="gr12" draw:text-style-name="P24" draw:layer="layout" svg:width="0.822cm" svg:height="0.481cm" svg:x="24.709cm" svg:y="10.781cm">
            <text:p text:style-name="P3"><text:span text:style-name="T5"/></text:p>
            <draw:enhanced-geometry draw:mirror-horizontal="false" draw:mirror-vertical="false" drawooo:sub-view-size="6275 3676" draw:text-areas="0 0 ?f0 ?f1" svg:viewBox="0 0 0 0" draw:type="ooxml-non-primitive" draw:enhanced-path="M 1183 0 C 655 190 0 591 0 1584 L 0 3380 C 0 3549 127 3676 275 3676 L 5978 3676 C 6147 3676 6274 3549 6274 3380 L 6274 1584 C 6253 613 5619 190 5091 0 L 3127 2472 1183 0 Z N">
              <draw:equation draw:name="f0" draw:formula="logwidth"/>
              <draw:equation draw:name="f1" draw:formula="logheight"/>
            </draw:enhanced-geometry>
          </draw:custom-shape>
          <draw:custom-shape draw:name="Google Shape;382;p41" draw:style-name="gr12" draw:text-style-name="P24" draw:layer="layout" svg:width="0.381cm" svg:height="0.246cm" svg:x="24.925cm" svg:y="10.764cm">
            <text:p text:style-name="P3"><text:span text:style-name="T5"/></text:p>
            <draw:enhanced-geometry draw:mirror-horizontal="false" draw:mirror-vertical="false" drawooo:sub-view-size="2916 1881" draw:text-areas="0 0 ?f0 ?f1" svg:viewBox="0 0 0 0" draw:type="ooxml-non-primitive" draw:enhanced-path="M 190 0 C 190 0 106 0 0 21 L 1458 1880 2915 64 C 2810 21 2725 21 2725 21 L 190 21 190 0 Z N">
              <draw:equation draw:name="f0" draw:formula="logwidth"/>
              <draw:equation draw:name="f1" draw:formula="logheight"/>
            </draw:enhanced-geometry>
          </draw:custom-shape>
        </draw:g>
        <draw:g draw:name="Google Shape;383;p41">
          <draw:custom-shape draw:name="Google Shape;384;p41" draw:style-name="gr12" draw:text-style-name="P24" draw:layer="layout" svg:width="0.531cm" svg:height="0.534cm" svg:x="8.034cm" svg:y="10.341cm">
            <text:p text:style-name="P3"><text:span text:style-name="T5"/></text:p>
            <draw:enhanced-geometry draw:mirror-horizontal="false" draw:mirror-vertical="false" drawooo:sub-view-size="4057 4078" draw:text-areas="0 0 ?f0 ?f1" svg:viewBox="0 0 0 0" draw:type="ooxml-non-primitive" draw:enhanced-path="M 2028 1 C 909 1 1 909 1 2029 1 3148 909 4078 2028 4078 3148 4078 4056 3148 4056 2029 4056 909 3148 1 2028 1 Z N">
              <draw:equation draw:name="f0" draw:formula="logwidth"/>
              <draw:equation draw:name="f1" draw:formula="logheight"/>
            </draw:enhanced-geometry>
          </draw:custom-shape>
          <draw:custom-shape draw:name="Google Shape;385;p41" draw:style-name="gr12" draw:text-style-name="P24" draw:layer="layout" svg:width="0.822cm" svg:height="0.481cm" svg:x="7.895cm" svg:y="10.954cm">
            <text:p text:style-name="P3"><text:span text:style-name="T5"/></text:p>
            <draw:enhanced-geometry draw:mirror-horizontal="false" draw:mirror-vertical="false" drawooo:sub-view-size="6275 3676" draw:text-areas="0 0 ?f0 ?f1" svg:viewBox="0 0 0 0" draw:type="ooxml-non-primitive" draw:enhanced-path="M 1183 0 C 655 190 0 591 0 1584 L 0 3380 C 0 3549 127 3676 275 3676 L 5978 3676 C 6147 3676 6274 3549 6274 3380 L 6274 1584 C 6253 613 5619 190 5091 0 L 3127 2472 1183 0 Z N">
              <draw:equation draw:name="f0" draw:formula="logwidth"/>
              <draw:equation draw:name="f1" draw:formula="logheight"/>
            </draw:enhanced-geometry>
          </draw:custom-shape>
          <draw:custom-shape draw:name="Google Shape;386;p41" draw:style-name="gr12" draw:text-style-name="P24" draw:layer="layout" svg:width="0.381cm" svg:height="0.246cm" svg:x="8.111cm" svg:y="10.937cm">
            <text:p text:style-name="P3"><text:span text:style-name="T5"/></text:p>
            <draw:enhanced-geometry draw:mirror-horizontal="false" draw:mirror-vertical="false" drawooo:sub-view-size="2916 1881" draw:text-areas="0 0 ?f0 ?f1" svg:viewBox="0 0 0 0" draw:type="ooxml-non-primitive" draw:enhanced-path="M 190 0 C 190 0 106 0 0 21 L 1458 1880 2915 64 C 2810 21 2725 21 2725 21 L 190 21 190 0 Z N">
              <draw:equation draw:name="f0" draw:formula="logwidth"/>
              <draw:equation draw:name="f1" draw:formula="logheight"/>
            </draw:enhanced-geometry>
          </draw:custom-shape>
        </draw:g>
        <draw:g draw:name="Google Shape;387;p41">
          <draw:custom-shape draw:name="Google Shape;388;p41" draw:style-name="gr12" draw:text-style-name="P24" draw:layer="layout" svg:width="0.539cm" svg:height="0.531cm" svg:x="22.029cm" svg:y="15.324cm">
            <text:p text:style-name="P3"><text:span text:style-name="T5"/></text:p>
            <draw:enhanced-geometry draw:mirror-horizontal="false" draw:mirror-vertical="false" drawooo:sub-view-size="4121 4057" draw:text-areas="0 0 ?f0 ?f1" svg:viewBox="0 0 0 0" draw:type="ooxml-non-primitive" draw:enhanced-path="M 2050 0 C 930 0 1 909 1 2028 1 3148 930 4056 2050 4056 3191 4056 4120 3148 4120 2028 4120 909 3191 0 2050 0 Z N">
              <draw:equation draw:name="f0" draw:formula="logwidth"/>
              <draw:equation draw:name="f1" draw:formula="logheight"/>
            </draw:enhanced-geometry>
          </draw:custom-shape>
          <draw:custom-shape draw:name="Google Shape;389;p41" draw:style-name="gr12" draw:text-style-name="P24" draw:layer="layout" svg:width="0.822cm" svg:height="0.498cm" svg:x="21.888cm" svg:y="15.919cm">
            <text:p text:style-name="P3"><text:span text:style-name="T5"/></text:p>
            <draw:enhanced-geometry draw:mirror-horizontal="false" draw:mirror-vertical="false" drawooo:sub-view-size="6275 3804" draw:text-areas="0 0 ?f0 ?f1" svg:viewBox="0 0 0 0" draw:type="ooxml-non-primitive" draw:enhanced-path="M 1838 1 C 1838 1 1 22 1 1712 L 1 3507 C 1 3676 127 3803 296 3803 L 6000 3803 C 6148 3803 6274 3676 6274 3507 L 6274 1712 C 6274 22 4437 1 4437 1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name="Google Shape;304;g7f89b110ae_0_345:notes" draw:style-name="gr1" draw:layer="layout" svg:width="16.89cm" svg:height="9.524cm" svg:x="1.08cm" svg:y="1.905cm" draw:page-number="11" presentation:class="page"/>
          <draw:frame draw:name="Google Shape;305;g7f89b110ae_0_34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Walk Through - or..." draw:style-name="dp1" draw:master-page-name="Title_20_Slide_5f_4">
        <draw:frame draw:name="Google Shape;394;p42" presentation:style-name="pr14" draw:text-style-name="P6" draw:layer="layout" svg:width="32.004cm" svg:height="1.458cm" svg:x="0.711cm" svg:y="0.56cm" presentation:class="title" presentation:user-transformed="true">
          <draw:text-box>
            <text:p text:style-name="P3"><text:span text:style-name="T11">The Walk Through</text:span><text:span text:style-name="T15"> - or...</text:span></text:p>
          </draw:text-box>
        </draw:frame>
        <draw:custom-shape draw:name="Google Shape;395;p42" draw:style-name="gr2" draw:text-style-name="P15" draw:layer="layout" svg:width="12.761cm" svg:height="0.218cm" svg:x="10.605cm" svg:y="14.27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2" draw:style-name="gr3" draw:text-style-name="P15" draw:layer="layout" svg:width="12.761cm" svg:height="0.218cm" svg:x="10.605cm" svg:y="3.73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42" draw:style-name="gr3" draw:text-style-name="P15" draw:layer="layout" svg:width="4.342cm" svg:height="0.218cm" draw:transform="rotate (-1.5707963267949) translate (10.605cm 3.73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42" draw:style-name="gr3" draw:text-style-name="P15" draw:layer="layout" svg:width="4.342cm" svg:height="0.218cm" draw:transform="rotate (-1.5707963267949) translate (10.605cm 10.14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42" draw:style-name="gr3" draw:text-style-name="P15" draw:layer="layout" svg:width="6.339cm" svg:height="0.218cm" draw:transform="rotate (-1.5707963267949) translate (23.585cm 8.149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42" draw:style-name="gr3" draw:text-style-name="P15" draw:layer="layout" svg:width="4.342cm" svg:height="0.218cm" draw:transform="rotate (-1.5707963267949) translate (23.585cm 3.73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42" draw:style-name="gr5" draw:text-style-name="P17" draw:layer="layout" svg:width="2.126cm" svg:height="2.003cm" svg:x="10.605cm" svg:y="3.95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42" draw:style-name="gr5" draw:text-style-name="P17" draw:layer="layout" svg:width="2.126cm" svg:height="2.003cm" svg:x="10.6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42" draw:style-name="gr5" draw:text-style-name="P17" draw:layer="layout" svg:width="2.126cm" svg:height="2.003cm" svg:x="16.983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42" draw:style-name="gr5" draw:text-style-name="P17" draw:layer="layout" svg:width="2.126cm" svg:height="2.003cm" svg:x="21.239cm" svg:y="12.26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5;p42">
          <draw:custom-shape draw:name="Google Shape;406;p42" draw:style-name="gr8" draw:text-style-name="P15" draw:layer="layout" svg:width="0.316cm" svg:height="0.608cm" draw:transform="rotate (-0.785398163397449) translate (11.045cm 12.311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7;p42" draw:style-name="gr8" draw:text-style-name="P15" draw:layer="layout" svg:width="0.316cm" svg:height="0.608cm" draw:transform="rotate (-0.785398163397449) translate (12.305cm 13.57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8;p42" draw:style-name="gr8" draw:text-style-name="P15" draw:layer="layout" svg:width="0.316cm" svg:height="0.608cm" draw:transform="rotate (-0.785398163397449) translate (11.99cm 13.255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9;p42" draw:style-name="gr8" draw:text-style-name="P15" draw:layer="layout" svg:width="0.316cm" svg:height="0.608cm" draw:transform="rotate (-0.785398163397449) translate (11.675cm 12.941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0;p42" draw:style-name="gr8" draw:text-style-name="P15" draw:layer="layout" svg:width="0.316cm" svg:height="0.608cm" draw:transform="rotate (-0.785398163397449) translate (11.36cm 12.626cm)">
            <text:p text:style-name="P3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1;p42">
          <draw:custom-shape draw:name="Google Shape;412;p42" draw:style-name="gr8" draw:text-style-name="P15" draw:layer="layout" svg:width="0.315cm" svg:height="0.607cm" draw:transform="rotate (2.35619449019234) translate (12.102cm 4.65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3;p42" draw:style-name="gr8" draw:text-style-name="P15" draw:layer="layout" svg:width="0.315cm" svg:height="0.607cm" draw:transform="rotate (2.35619449019234) translate (10.842cm 5.91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4;p42" draw:style-name="gr8" draw:text-style-name="P15" draw:layer="layout" svg:width="0.315cm" svg:height="0.607cm" draw:transform="rotate (2.35619449019234) translate (11.157cm 5.59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5;p42" draw:style-name="gr8" draw:text-style-name="P15" draw:layer="layout" svg:width="0.315cm" svg:height="0.607cm" draw:transform="rotate (2.35619449019234) translate (11.472cm 5.28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6;p42" draw:style-name="gr8" draw:text-style-name="P15" draw:layer="layout" svg:width="0.315cm" svg:height="0.607cm" draw:transform="rotate (2.35619449019234) translate (11.787cm 4.96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7;p42">
          <draw:custom-shape draw:name="Google Shape;418;p42" draw:style-name="gr8" draw:text-style-name="P15" draw:layer="layout" svg:width="0.315cm" svg:height="0.607cm" draw:transform="rotate (2.35619449019234) translate (18.481cm 12.91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9;p42" draw:style-name="gr8" draw:text-style-name="P15" draw:layer="layout" svg:width="0.315cm" svg:height="0.607cm" draw:transform="rotate (2.35619449019234) translate (17.221cm 14.17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0;p42" draw:style-name="gr8" draw:text-style-name="P15" draw:layer="layout" svg:width="0.315cm" svg:height="0.607cm" draw:transform="rotate (2.35619449019234) translate (17.536cm 13.86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1;p42" draw:style-name="gr8" draw:text-style-name="P15" draw:layer="layout" svg:width="0.315cm" svg:height="0.607cm" draw:transform="rotate (2.35619449019234) translate (17.851cm 13.54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2;p42" draw:style-name="gr8" draw:text-style-name="P15" draw:layer="layout" svg:width="0.315cm" svg:height="0.607cm" draw:transform="rotate (2.35619449019234) translate (18.166cm 13.23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23;p42">
          <draw:custom-shape draw:name="Google Shape;424;p42" draw:style-name="gr8" draw:text-style-name="P15" draw:layer="layout" svg:width="0.315cm" svg:height="0.607cm" draw:transform="rotate (2.35619449019234) translate (22.737cm 12.96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5;p42" draw:style-name="gr8" draw:text-style-name="P15" draw:layer="layout" svg:width="0.315cm" svg:height="0.607cm" draw:transform="rotate (2.35619449019234) translate (21.477cm 14.22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6;p42" draw:style-name="gr8" draw:text-style-name="P15" draw:layer="layout" svg:width="0.315cm" svg:height="0.607cm" draw:transform="rotate (2.35619449019234) translate (21.792cm 13.90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7;p42" draw:style-name="gr8" draw:text-style-name="P15" draw:layer="layout" svg:width="0.315cm" svg:height="0.607cm" draw:transform="rotate (2.35619449019234) translate (22.107cm 13.593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42" draw:style-name="gr8" draw:text-style-name="P15" draw:layer="layout" svg:width="0.315cm" svg:height="0.607cm" draw:transform="rotate (2.35619449019234) translate (22.422cm 13.278cm)">
            <text:p text:style-name="P3"><text:span text:style-name="T5"/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29;p42" draw:style-name="gr9" draw:text-style-name="P19" draw:layer="layout" svg:width="0.265cm" svg:height="0.413cm" draw:transform="rotate (0.785398163397448) translate (11.335cm 4.906cm)">
          <text:p text:style-name="P3"/>
          <draw:enhanced-geometry draw:mirror-horizontal="fals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430;p42" draw:style-name="gr9" draw:text-style-name="P19" draw:layer="layout" svg:width="0.265cm" svg:height="0.413cm" draw:transform="rotate (0.785398163397448) translate (17.714cm 13.216cm)">
          <text:p text:style-name="P3"/>
          <draw:enhanced-geometry draw:mirror-horizontal="fals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431;p42" draw:style-name="gr9" draw:text-style-name="P19" draw:layer="layout" svg:width="0.265cm" svg:height="0.413cm" draw:transform="rotate (0.785398163397448) translate (21.97cm 13.216cm)">
          <text:p text:style-name="P3"/>
          <draw:enhanced-geometry draw:mirror-horizontal="fals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432;p42" draw:style-name="gr9" draw:text-style-name="P19" draw:layer="layout" svg:width="0.264cm" svg:height="0.413cm" draw:transform="rotate (0.785398163397448) translate (11.333cm 13.216cm)">
          <text:p text:style-name="P3"/>
          <draw:enhanced-geometry draw:mirror-horizontal="true" draw:mirror-vertical="false" drawooo:sub-view-size="120000 120000" draw:text-areas="0 0 ?f0 ?f1" svg:viewBox="0 0 0 0" draw:type="ooxml-non-primitive" draw:enhanced-path="M 65000 8183 L 55000 8183 C 52238 8183 50000 9400 50000 10911 50000 12416 52238 13638 55000 13638 L 65000 13638 C 67761 13638 70000 12416 70000 10911 70000 9400 67761 8183 65000 8183 M 110000 16361 L 10000 16361 10000 10911 C 10000 7900 14472 5455 20000 5455 L 100000 5455 C 105516 5455 110000 7900 110000 10911 110000 10911 110000 16361 110000 16361 Z M 110000 98183 L 10000 98183 10000 21816 110000 21816 C 110000 21816 110000 98183 110000 98183 Z M 110000 109088 C 110000 112105 105516 114544 100000 114544 L 20000 114544 C 14472 114544 10000 112105 10000 109088 L 10000 103638 110000 103638 C 110000 103638 110000 109088 110000 109088 Z M 100000 0 L 20000 0 C 8955 0 0 4883 0 10911 L 0 109088 C 0 115116 8955 120000 20000 120000 L 100000 120000 C 111044 120000 120000 115116 120000 109088 L 120000 10911 C 120000 4883 111044 0 100000 0 M 60000 111816 C 62761 111816 65000 110600 65000 109088 65000 107588 62761 106361 60000 106361 57238 106361 55000 107588 55000 109088 55000 110600 57238 111816 60000 111816 N">
            <draw:equation draw:name="f0" draw:formula="logwidth"/>
            <draw:equation draw:name="f1" draw:formula="logheight"/>
          </draw:enhanced-geometry>
        </draw:custom-shape>
        <draw:custom-shape draw:name="Google Shape;433;p42" draw:style-name="gr11" draw:text-style-name="P15" draw:layer="layout" svg:width="1.194cm" svg:height="1.194cm" svg:x="7.24cm" svg:y="12.151cm">
          <text:p text:style-name="P18"><text:span text:style-name="T16">i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4;p42" draw:style-name="gr11" draw:text-style-name="P15" draw:layer="layout" svg:width="1.194cm" svg:height="1.194cm" svg:x="20.996cm" svg:y="8.356cm">
          <text:p text:style-name="P18"><text:span text:style-name="T16">i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5;p42" draw:style-name="gr7" draw:text-style-name="P17" draw:layer="layout" svg:width="1.413cm" svg:height="1.093cm" svg:x="14.581cm" svg:y="7.907cm">
          <text:p text:style-name="P3"><text:span text:style-name="T5">&gt;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36;p42">
          <draw:custom-shape draw:name="Google Shape;437;p42" draw:style-name="gr12" draw:text-style-name="P24" draw:layer="layout" svg:width="0.531cm" svg:height="0.531cm" svg:x="19.86cm" svg:y="8.406cm">
            <text:p text:style-name="P3"><text:span text:style-name="T5"/></text:p>
            <draw:enhanced-geometry draw:mirror-horizontal="false" draw:mirror-vertical="false" drawooo:sub-view-size="4057 4057" draw:text-areas="0 0 ?f0 ?f1" svg:viewBox="0 0 0 0" draw:type="ooxml-non-primitive" draw:enhanced-path="M 2029 0 C 909 0 1 909 1 2028 1 3148 909 4056 2029 4056 3148 4056 4057 3148 4057 2028 4057 909 3148 0 2029 0 Z N">
              <draw:equation draw:name="f0" draw:formula="logwidth"/>
              <draw:equation draw:name="f1" draw:formula="logheight"/>
            </draw:enhanced-geometry>
          </draw:custom-shape>
          <draw:custom-shape draw:name="Google Shape;438;p42" draw:style-name="gr12" draw:text-style-name="P24" draw:layer="layout" svg:width="0.096cm" svg:height="0.498cm" svg:x="19.926cm" svg:y="8.999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254 1 C 254 1 149 1 1 22 L 1 3803 740 3803 740 1 Z N">
              <draw:equation draw:name="f0" draw:formula="logwidth"/>
              <draw:equation draw:name="f1" draw:formula="logheight"/>
            </draw:enhanced-geometry>
          </draw:custom-shape>
          <draw:custom-shape draw:name="Google Shape;439;p42" draw:style-name="gr12" draw:text-style-name="P24" draw:layer="layout" svg:width="0.146cm" svg:height="0.478cm" svg:x="20.397cm" svg:y="9.018cm">
            <text:p text:style-name="P3"><text:span text:style-name="T5"/></text:p>
            <draw:enhanced-geometry draw:mirror-horizontal="false" draw:mirror-vertical="false" drawooo:sub-view-size="1121 3656" draw:text-areas="0 0 ?f0 ?f1" svg:viewBox="0 0 0 0" draw:type="ooxml-non-primitive" draw:enhanced-path="M 1 1 L 1 3655 846 3655 C 994 3655 1120 3507 1120 3359 L 1120 1564 C 1120 613 529 191 1 1 Z N">
              <draw:equation draw:name="f0" draw:formula="logwidth"/>
              <draw:equation draw:name="f1" draw:formula="logheight"/>
            </draw:enhanced-geometry>
          </draw:custom-shape>
          <draw:custom-shape draw:name="Google Shape;440;p42" draw:style-name="gr12" draw:text-style-name="P24" draw:layer="layout" svg:width="0.096cm" svg:height="0.498cm" svg:x="20.084cm" svg:y="9.002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1 1 L 1 3803 740 3803 740 1 Z N">
              <draw:equation draw:name="f0" draw:formula="logwidth"/>
              <draw:equation draw:name="f1" draw:formula="logheight"/>
            </draw:enhanced-geometry>
          </draw:custom-shape>
          <draw:custom-shape draw:name="Google Shape;441;p42" draw:style-name="gr12" draw:text-style-name="P24" draw:layer="layout" svg:width="0.146cm" svg:height="0.478cm" svg:x="19.718cm" svg:y="9.018cm">
            <text:p text:style-name="P3"><text:span text:style-name="T5"/></text:p>
            <draw:enhanced-geometry draw:mirror-horizontal="false" draw:mirror-vertical="false" drawooo:sub-view-size="1121 3656" draw:text-areas="0 0 ?f0 ?f1" svg:viewBox="0 0 0 0" draw:type="ooxml-non-primitive" draw:enhanced-path="M 1120 1 C 993 64 867 106 761 191 592 296 423 423 275 613 85 846 1 1162 1 1585 L 1 3380 C 1 3528 127 3655 275 3655 L 1120 3655 1120 1 Z N">
              <draw:equation draw:name="f0" draw:formula="logwidth"/>
              <draw:equation draw:name="f1" draw:formula="logheight"/>
            </draw:enhanced-geometry>
          </draw:custom-shape>
          <draw:custom-shape draw:name="Google Shape;442;p42" draw:style-name="gr12" draw:text-style-name="P24" draw:layer="layout" svg:width="0.096cm" svg:height="0.498cm" svg:x="20.236cm" svg:y="8.999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1 1 L 1 3803 740 3803 740 22 C 592 1 487 1 487 1 Z N">
              <draw:equation draw:name="f0" draw:formula="logwidth"/>
              <draw:equation draw:name="f1" draw:formula="logheight"/>
            </draw:enhanced-geometry>
          </draw:custom-shape>
          <draw:custom-shape draw:name="Google Shape;443;p42" draw:style-name="gr13" draw:text-style-name="P25" draw:layer="layout" svg:width="0.373cm" svg:height="0.057cm" svg:x="19.945cm" svg:y="8.941cm">
            <text:p text:style-name="P3"><text:span text:style-name="T5"/></text:p>
            <draw:enhanced-geometry draw:mirror-horizontal="false" draw:mirror-vertical="false" drawooo:sub-view-size="2853 444" draw:text-areas="0 0 ?f0 ?f1" svg:viewBox="0 0 0 0" draw:type="ooxml-non-primitive" draw:enhanced-path="M 1 0 C 402 275 909 444 1437 444 1965 444 2451 275 2852 0 Z N">
              <draw:equation draw:name="f0" draw:formula="logwidth"/>
              <draw:equation draw:name="f1" draw:formula="logheight"/>
            </draw:enhanced-geometry>
          </draw:custom-shape>
          <draw:custom-shape draw:name="Google Shape;444;p42" draw:style-name="gr13" draw:text-style-name="P25" draw:layer="layout" svg:width="0.06cm" svg:height="0.492cm" svg:x="19.868cm" svg:y="9.002cm">
            <text:p text:style-name="P3"><text:span text:style-name="T5"/></text:p>
            <draw:enhanced-geometry draw:mirror-horizontal="false" draw:mirror-vertical="false" drawooo:sub-view-size="465 3761" draw:text-areas="0 0 ?f0 ?f1" svg:viewBox="0 0 0 0" draw:type="ooxml-non-primitive" draw:enhanced-path="M 465 1 C 338 22 169 64 0 106 L 0 3761 465 3761 465 1 Z N">
              <draw:equation draw:name="f0" draw:formula="logwidth"/>
              <draw:equation draw:name="f1" draw:formula="logheight"/>
            </draw:enhanced-geometry>
          </draw:custom-shape>
          <draw:custom-shape draw:name="Google Shape;445;p42" draw:style-name="gr13" draw:text-style-name="P25" draw:layer="layout" svg:width="0.06cm" svg:height="0.016cm" svg:x="19.868cm" svg:y="9.002cm">
            <text:p text:style-name="P3"><text:span text:style-name="T5"/></text:p>
            <draw:enhanced-geometry draw:mirror-horizontal="false" draw:mirror-vertical="false" drawooo:sub-view-size="465 128" draw:text-areas="0 0 ?f0 ?f1" svg:viewBox="0 0 0 0" draw:type="ooxml-non-primitive" draw:enhanced-path="M 0 1 L 0 128 C 169 85 338 22 465 1 Z N">
              <draw:equation draw:name="f0" draw:formula="logwidth"/>
              <draw:equation draw:name="f1" draw:formula="logheight"/>
            </draw:enhanced-geometry>
          </draw:custom-shape>
          <draw:custom-shape draw:name="Google Shape;446;p42" draw:style-name="gr13" draw:text-style-name="P25" draw:layer="layout" svg:width="0.06cm" svg:height="0.495cm" svg:x="20.336cm" svg:y="9.004cm">
            <text:p text:style-name="P3"><text:span text:style-name="T5"/></text:p>
            <draw:enhanced-geometry draw:mirror-horizontal="false" draw:mirror-vertical="false" drawooo:sub-view-size="465 3782" draw:text-areas="0 0 ?f0 ?f1" svg:viewBox="0 0 0 0" draw:type="ooxml-non-primitive" draw:enhanced-path="M 0 0 L 0 3781 465 3781 465 3760 465 106 C 275 63 106 0 0 0 Z N">
              <draw:equation draw:name="f0" draw:formula="logwidth"/>
              <draw:equation draw:name="f1" draw:formula="logheight"/>
            </draw:enhanced-geometry>
          </draw:custom-shape>
          <draw:custom-shape draw:name="Google Shape;447;p42" draw:style-name="gr13" draw:text-style-name="P25" draw:layer="layout" svg:width="0.057cm" svg:height="0.016cm" svg:x="20.333cm" svg:y="9.002cm">
            <text:p text:style-name="P3"><text:span text:style-name="T5"/></text:p>
            <draw:enhanced-geometry draw:mirror-horizontal="false" draw:mirror-vertical="false" drawooo:sub-view-size="444 128" draw:text-areas="0 0 ?f0 ?f1" svg:viewBox="0 0 0 0" draw:type="ooxml-non-primitive" draw:enhanced-path="M 0 1 L 0 22 C 127 64 296 85 444 128 L 444 1 Z N">
              <draw:equation draw:name="f0" draw:formula="logwidth"/>
              <draw:equation draw:name="f1" draw:formula="logheight"/>
            </draw:enhanced-geometry>
          </draw:custom-shape>
          <draw:custom-shape draw:name="Google Shape;448;p42" draw:style-name="gr13" draw:text-style-name="P25" draw:layer="layout" svg:width="0.057cm" svg:height="0.498cm" svg:x="20.178cm" svg:y="9.002cm">
            <text:p text:style-name="P3"><text:span text:style-name="T5"/></text:p>
            <draw:enhanced-geometry draw:mirror-horizontal="false" draw:mirror-vertical="false" drawooo:sub-view-size="444 3804" draw:text-areas="0 0 ?f0 ?f1" svg:viewBox="0 0 0 0" draw:type="ooxml-non-primitive" draw:enhanced-path="M 0 1 L 0 3803 444 3803 444 1 Z N">
              <draw:equation draw:name="f0" draw:formula="logwidth"/>
              <draw:equation draw:name="f1" draw:formula="logheight"/>
            </draw:enhanced-geometry>
          </draw:custom-shape>
          <draw:custom-shape draw:name="Google Shape;449;p42" draw:style-name="gr13" draw:text-style-name="P25" draw:layer="layout" svg:width="0.057cm" svg:height="0.498cm" svg:x="20.023cm" svg:y="9.002cm">
            <text:p text:style-name="P3"><text:span text:style-name="T5"/></text:p>
            <draw:enhanced-geometry draw:mirror-horizontal="false" draw:mirror-vertical="false" drawooo:sub-view-size="444 3804" draw:text-areas="0 0 ?f0 ?f1" svg:viewBox="0 0 0 0" draw:type="ooxml-non-primitive" draw:enhanced-path="M 0 1 L 0 3803 444 3803 444 1 Z N">
              <draw:equation draw:name="f0" draw:formula="logwidth"/>
              <draw:equation draw:name="f1" draw:formula="logheight"/>
            </draw:enhanced-geometry>
          </draw:custom-shape>
        </draw:g>
        <draw:g draw:name="Google Shape;450;p42">
          <draw:custom-shape draw:name="Google Shape;451;p42" draw:style-name="gr12" draw:text-style-name="P24" draw:layer="layout" svg:width="0.531cm" svg:height="0.531cm" svg:x="9.162cm" svg:y="4.251cm">
            <text:p text:style-name="P3"><text:span text:style-name="T5"/></text:p>
            <draw:enhanced-geometry draw:mirror-horizontal="false" draw:mirror-vertical="false" drawooo:sub-view-size="4057 4057" draw:text-areas="0 0 ?f0 ?f1" svg:viewBox="0 0 0 0" draw:type="ooxml-non-primitive" draw:enhanced-path="M 2029 0 C 909 0 1 909 1 2028 1 3148 909 4056 2029 4056 3148 4056 4057 3148 4057 2028 4057 909 3148 0 2029 0 Z N">
              <draw:equation draw:name="f0" draw:formula="logwidth"/>
              <draw:equation draw:name="f1" draw:formula="logheight"/>
            </draw:enhanced-geometry>
          </draw:custom-shape>
          <draw:custom-shape draw:name="Google Shape;452;p42" draw:style-name="gr12" draw:text-style-name="P24" draw:layer="layout" svg:width="0.096cm" svg:height="0.498cm" svg:x="9.228cm" svg:y="4.844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254 1 C 254 1 149 1 1 22 L 1 3803 740 3803 740 1 Z N">
              <draw:equation draw:name="f0" draw:formula="logwidth"/>
              <draw:equation draw:name="f1" draw:formula="logheight"/>
            </draw:enhanced-geometry>
          </draw:custom-shape>
          <draw:custom-shape draw:name="Google Shape;453;p42" draw:style-name="gr12" draw:text-style-name="P24" draw:layer="layout" svg:width="0.146cm" svg:height="0.478cm" svg:x="9.699cm" svg:y="4.863cm">
            <text:p text:style-name="P3"><text:span text:style-name="T5"/></text:p>
            <draw:enhanced-geometry draw:mirror-horizontal="false" draw:mirror-vertical="false" drawooo:sub-view-size="1121 3656" draw:text-areas="0 0 ?f0 ?f1" svg:viewBox="0 0 0 0" draw:type="ooxml-non-primitive" draw:enhanced-path="M 1 1 L 1 3655 846 3655 C 994 3655 1120 3507 1120 3359 L 1120 1564 C 1120 613 529 191 1 1 Z N">
              <draw:equation draw:name="f0" draw:formula="logwidth"/>
              <draw:equation draw:name="f1" draw:formula="logheight"/>
            </draw:enhanced-geometry>
          </draw:custom-shape>
          <draw:custom-shape draw:name="Google Shape;454;p42" draw:style-name="gr12" draw:text-style-name="P24" draw:layer="layout" svg:width="0.096cm" svg:height="0.498cm" svg:x="9.386cm" svg:y="4.846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1 1 L 1 3803 740 3803 740 1 Z N">
              <draw:equation draw:name="f0" draw:formula="logwidth"/>
              <draw:equation draw:name="f1" draw:formula="logheight"/>
            </draw:enhanced-geometry>
          </draw:custom-shape>
          <draw:custom-shape draw:name="Google Shape;455;p42" draw:style-name="gr12" draw:text-style-name="P24" draw:layer="layout" svg:width="0.146cm" svg:height="0.478cm" svg:x="9.02cm" svg:y="4.863cm">
            <text:p text:style-name="P3"><text:span text:style-name="T5"/></text:p>
            <draw:enhanced-geometry draw:mirror-horizontal="false" draw:mirror-vertical="false" drawooo:sub-view-size="1121 3656" draw:text-areas="0 0 ?f0 ?f1" svg:viewBox="0 0 0 0" draw:type="ooxml-non-primitive" draw:enhanced-path="M 1120 1 C 993 64 867 106 761 191 592 296 423 423 275 613 85 846 1 1162 1 1585 L 1 3380 C 1 3528 127 3655 275 3655 L 1120 3655 1120 1 Z N">
              <draw:equation draw:name="f0" draw:formula="logwidth"/>
              <draw:equation draw:name="f1" draw:formula="logheight"/>
            </draw:enhanced-geometry>
          </draw:custom-shape>
          <draw:custom-shape draw:name="Google Shape;456;p42" draw:style-name="gr12" draw:text-style-name="P24" draw:layer="layout" svg:width="0.096cm" svg:height="0.498cm" svg:x="9.538cm" svg:y="4.844cm">
            <text:p text:style-name="P3"><text:span text:style-name="T5"/></text:p>
            <draw:enhanced-geometry draw:mirror-horizontal="false" draw:mirror-vertical="false" drawooo:sub-view-size="741 3804" draw:text-areas="0 0 ?f0 ?f1" svg:viewBox="0 0 0 0" draw:type="ooxml-non-primitive" draw:enhanced-path="M 1 1 L 1 3803 740 3803 740 22 C 592 1 487 1 487 1 Z N">
              <draw:equation draw:name="f0" draw:formula="logwidth"/>
              <draw:equation draw:name="f1" draw:formula="logheight"/>
            </draw:enhanced-geometry>
          </draw:custom-shape>
          <draw:custom-shape draw:name="Google Shape;457;p42" draw:style-name="gr13" draw:text-style-name="P25" draw:layer="layout" svg:width="0.373cm" svg:height="0.057cm" svg:x="9.248cm" svg:y="4.786cm">
            <text:p text:style-name="P3"><text:span text:style-name="T5"/></text:p>
            <draw:enhanced-geometry draw:mirror-horizontal="false" draw:mirror-vertical="false" drawooo:sub-view-size="2853 444" draw:text-areas="0 0 ?f0 ?f1" svg:viewBox="0 0 0 0" draw:type="ooxml-non-primitive" draw:enhanced-path="M 1 0 C 402 275 909 444 1437 444 1965 444 2451 275 2852 0 Z N">
              <draw:equation draw:name="f0" draw:formula="logwidth"/>
              <draw:equation draw:name="f1" draw:formula="logheight"/>
            </draw:enhanced-geometry>
          </draw:custom-shape>
          <draw:custom-shape draw:name="Google Shape;458;p42" draw:style-name="gr13" draw:text-style-name="P25" draw:layer="layout" svg:width="0.06cm" svg:height="0.492cm" svg:x="9.17cm" svg:y="4.846cm">
            <text:p text:style-name="P3"><text:span text:style-name="T5"/></text:p>
            <draw:enhanced-geometry draw:mirror-horizontal="false" draw:mirror-vertical="false" drawooo:sub-view-size="465 3761" draw:text-areas="0 0 ?f0 ?f1" svg:viewBox="0 0 0 0" draw:type="ooxml-non-primitive" draw:enhanced-path="M 465 1 C 338 22 169 64 0 106 L 0 3761 465 3761 465 1 Z N">
              <draw:equation draw:name="f0" draw:formula="logwidth"/>
              <draw:equation draw:name="f1" draw:formula="logheight"/>
            </draw:enhanced-geometry>
          </draw:custom-shape>
          <draw:custom-shape draw:name="Google Shape;459;p42" draw:style-name="gr13" draw:text-style-name="P25" draw:layer="layout" svg:width="0.06cm" svg:height="0.016cm" svg:x="9.17cm" svg:y="4.846cm">
            <text:p text:style-name="P3"><text:span text:style-name="T5"/></text:p>
            <draw:enhanced-geometry draw:mirror-horizontal="false" draw:mirror-vertical="false" drawooo:sub-view-size="465 128" draw:text-areas="0 0 ?f0 ?f1" svg:viewBox="0 0 0 0" draw:type="ooxml-non-primitive" draw:enhanced-path="M 0 1 L 0 128 C 169 85 338 22 465 1 Z N">
              <draw:equation draw:name="f0" draw:formula="logwidth"/>
              <draw:equation draw:name="f1" draw:formula="logheight"/>
            </draw:enhanced-geometry>
          </draw:custom-shape>
          <draw:custom-shape draw:name="Google Shape;460;p42" draw:style-name="gr13" draw:text-style-name="P25" draw:layer="layout" svg:width="0.06cm" svg:height="0.495cm" svg:x="9.638cm" svg:y="4.849cm">
            <text:p text:style-name="P3"><text:span text:style-name="T5"/></text:p>
            <draw:enhanced-geometry draw:mirror-horizontal="false" draw:mirror-vertical="false" drawooo:sub-view-size="465 3782" draw:text-areas="0 0 ?f0 ?f1" svg:viewBox="0 0 0 0" draw:type="ooxml-non-primitive" draw:enhanced-path="M 0 0 L 0 3781 465 3781 465 3760 465 106 C 275 63 106 0 0 0 Z N">
              <draw:equation draw:name="f0" draw:formula="logwidth"/>
              <draw:equation draw:name="f1" draw:formula="logheight"/>
            </draw:enhanced-geometry>
          </draw:custom-shape>
          <draw:custom-shape draw:name="Google Shape;461;p42" draw:style-name="gr13" draw:text-style-name="P25" draw:layer="layout" svg:width="0.057cm" svg:height="0.016cm" svg:x="9.635cm" svg:y="4.846cm">
            <text:p text:style-name="P3"><text:span text:style-name="T5"/></text:p>
            <draw:enhanced-geometry draw:mirror-horizontal="false" draw:mirror-vertical="false" drawooo:sub-view-size="444 128" draw:text-areas="0 0 ?f0 ?f1" svg:viewBox="0 0 0 0" draw:type="ooxml-non-primitive" draw:enhanced-path="M 0 1 L 0 22 C 127 64 296 85 444 128 L 444 1 Z N">
              <draw:equation draw:name="f0" draw:formula="logwidth"/>
              <draw:equation draw:name="f1" draw:formula="logheight"/>
            </draw:enhanced-geometry>
          </draw:custom-shape>
          <draw:custom-shape draw:name="Google Shape;462;p42" draw:style-name="gr13" draw:text-style-name="P25" draw:layer="layout" svg:width="0.057cm" svg:height="0.498cm" svg:x="9.48cm" svg:y="4.846cm">
            <text:p text:style-name="P3"><text:span text:style-name="T5"/></text:p>
            <draw:enhanced-geometry draw:mirror-horizontal="false" draw:mirror-vertical="false" drawooo:sub-view-size="444 3804" draw:text-areas="0 0 ?f0 ?f1" svg:viewBox="0 0 0 0" draw:type="ooxml-non-primitive" draw:enhanced-path="M 0 1 L 0 3803 444 3803 444 1 Z N">
              <draw:equation draw:name="f0" draw:formula="logwidth"/>
              <draw:equation draw:name="f1" draw:formula="logheight"/>
            </draw:enhanced-geometry>
          </draw:custom-shape>
          <draw:custom-shape draw:name="Google Shape;463;p42" draw:style-name="gr13" draw:text-style-name="P25" draw:layer="layout" svg:width="0.057cm" svg:height="0.498cm" svg:x="9.325cm" svg:y="4.846cm">
            <text:p text:style-name="P3"><text:span text:style-name="T5"/></text:p>
            <draw:enhanced-geometry draw:mirror-horizontal="false" draw:mirror-vertical="false" drawooo:sub-view-size="444 3804" draw:text-areas="0 0 ?f0 ?f1" svg:viewBox="0 0 0 0" draw:type="ooxml-non-primitive" draw:enhanced-path="M 0 1 L 0 3803 444 3803 444 1 Z N">
              <draw:equation draw:name="f0" draw:formula="logwidth"/>
              <draw:equation draw:name="f1" draw:formula="logheight"/>
            </draw:enhanced-geometry>
          </draw:custom-shape>
        </draw:g>
        <draw:g draw:name="Google Shape;464;p42">
          <draw:custom-shape draw:name="Google Shape;465;p42" draw:style-name="gr12" draw:text-style-name="P24" draw:layer="layout" svg:width="0.531cm" svg:height="0.534cm" svg:x="9.16cm" svg:y="12.106cm">
            <text:p text:style-name="P3"><text:span text:style-name="T5"/></text:p>
            <draw:enhanced-geometry draw:mirror-horizontal="false" draw:mirror-vertical="false" drawooo:sub-view-size="4057 4078" draw:text-areas="0 0 ?f0 ?f1" svg:viewBox="0 0 0 0" draw:type="ooxml-non-primitive" draw:enhanced-path="M 2028 1 C 909 1 1 909 1 2029 1 3148 909 4078 2028 4078 3148 4078 4056 3148 4056 2029 4056 909 3148 1 2028 1 Z N">
              <draw:equation draw:name="f0" draw:formula="logwidth"/>
              <draw:equation draw:name="f1" draw:formula="logheight"/>
            </draw:enhanced-geometry>
          </draw:custom-shape>
          <draw:custom-shape draw:name="Google Shape;466;p42" draw:style-name="gr12" draw:text-style-name="P24" draw:layer="layout" svg:width="0.822cm" svg:height="0.481cm" svg:x="9.022cm" svg:y="12.718cm">
            <text:p text:style-name="P3"><text:span text:style-name="T5"/></text:p>
            <draw:enhanced-geometry draw:mirror-horizontal="false" draw:mirror-vertical="false" drawooo:sub-view-size="6275 3676" draw:text-areas="0 0 ?f0 ?f1" svg:viewBox="0 0 0 0" draw:type="ooxml-non-primitive" draw:enhanced-path="M 1183 0 C 655 190 0 591 0 1584 L 0 3380 C 0 3549 127 3676 275 3676 L 5978 3676 C 6147 3676 6274 3549 6274 3380 L 6274 1584 C 6253 613 5619 190 5091 0 L 3127 2472 1183 0 Z N">
              <draw:equation draw:name="f0" draw:formula="logwidth"/>
              <draw:equation draw:name="f1" draw:formula="logheight"/>
            </draw:enhanced-geometry>
          </draw:custom-shape>
          <draw:custom-shape draw:name="Google Shape;467;p42" draw:style-name="gr12" draw:text-style-name="P24" draw:layer="layout" svg:width="0.381cm" svg:height="0.246cm" svg:x="9.238cm" svg:y="12.702cm">
            <text:p text:style-name="P3"><text:span text:style-name="T5"/></text:p>
            <draw:enhanced-geometry draw:mirror-horizontal="false" draw:mirror-vertical="false" drawooo:sub-view-size="2916 1881" draw:text-areas="0 0 ?f0 ?f1" svg:viewBox="0 0 0 0" draw:type="ooxml-non-primitive" draw:enhanced-path="M 190 0 C 190 0 106 0 0 21 L 1458 1880 2915 64 C 2810 21 2725 21 2725 21 L 190 21 190 0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468;p42" draw:style-name="gr10" draw:text-style-name="P17" draw:layer="layout" svg:width="1.413cm" svg:height="1.413cm" svg:x="9.442cm" svg:y="9.653cm">
          <text:p text:style-name="P3"><text:span text:style-name="T5"/></text:p>
          <draw:enhanced-geometry draw:mirror-horizontal="tru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469;p42" draw:style-name="gr10" draw:text-style-name="P17" draw:layer="layout" svg:width="1.413cm" svg:height="1.413cm" draw:transform="rotate (-3.14159265358979) translate (10.858cm 8.472cm)">
          <text:p text:style-name="P3"><text:span text:style-name="T5"/></text:p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470;p42" draw:style-name="gr14" draw:text-style-name="P16" draw:layer="layout" svg:width="0.001cm" svg:height="3.632cm" svg:x="9.456cm" svg:y="4.2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1;p42" draw:style-name="gr14" draw:text-style-name="P16" draw:layer="layout" svg:width="0.001cm" svg:height="3.632cm" svg:x="9.46cm" svg:y="10.3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2;p42" draw:style-name="gr14" draw:text-style-name="P16" draw:layer="layout" svg:width="10.003cm" svg:height="0.001cm" draw:transform="rotate (-3.14159265358979) translate (20.221cm 8.45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3;p42" draw:style-name="gr14" draw:text-style-name="P16" draw:layer="layout" svg:width="10.003cm" svg:height="0.001cm" draw:transform="rotate (-3.14159265358979) translate (20.221cm 9.6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4;p42" draw:style-name="gr7" draw:text-style-name="P17" draw:layer="layout" svg:width="1.413cm" svg:height="1.093cm" svg:x="14.581cm" svg:y="9.111cm">
          <text:p text:style-name="P3"><text:span text:style-name="T5">&lt;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1;g7f89b110ae_0_431:notes" draw:style-name="gr1" draw:layer="layout" svg:width="16.89cm" svg:height="9.524cm" svg:x="1.08cm" svg:y="1.905cm" draw:page-number="12" presentation:class="page"/>
          <draw:frame draw:name="Google Shape;392;g7f89b110ae_0_431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Build Up" draw:style-name="dp1" draw:master-page-name="Intro">
        <draw:frame draw:name="Google Shape;479;p43" presentation:style-name="pr4" draw:text-style-name="P6" draw:layer="layout" svg:width="10.163cm" svg:height="5.458cm" svg:x="0.714cm" svg:y="2.036cm" presentation:class="title" presentation:user-transformed="true">
          <draw:text-box>
            <text:p text:style-name="P3"><text:span text:style-name="T4">The Build Up</text:span></text:p>
          </draw:text-box>
        </draw:frame>
        <draw:frame draw:name="Google Shape;480;p43" presentation:style-name="pr5" draw:text-style-name="P8" draw:layer="layout" svg:width="18.646cm" svg:height="15.259cm" svg:x="14.078cm" svg:y="2.036cm" presentation:class="outline" presentation:user-transformed="true">
          <draw:text-box>
            <text:list text:style-name="L7">
              <text:list-item>
                <text:p text:style-name="P20"><text:span text:style-name="T12">Proces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Participants enter the space and find the allocated space for their devic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0"><text:span text:style-name="T13">The search through the zones, and the associated dwell time next to each zone, is an intentional part of the exercise</text:span></text:p>
                      </text:list-item>
                    </text:list>
                  </text:list-item>
                  <text:list-item>
                    <text:p text:style-name="P20"><text:span text:style-name="T13">Participants place their device on the allocated sheet</text:span></text:p>
                  </text:list-item>
                </text:list>
              </text:list-item>
            </text:list>
            <text:p text:style-name="P22"><text:span text:style-name="T12"/></text:p>
            <text:list text:continue-numbering="true" text:style-name="L11">
              <text:list-item>
                <text:p text:style-name="P22"><text:span text:style-name="T12">Goals</text:span></text:p>
                <text:list>
                  <text:list-item>
                    <text:p text:style-name="P7"><text:span text:style-name="T13">Field validation of device signal strength reports at &lt; 1, 2, 3, 4, 5, <text:s/>&gt; 6 metres</text:span></text:p>
                  </text:list-item>
                  <text:list-item>
                    <text:p text:style-name="P7"><text:span text:style-name="T13">Field validation of multi-device detection reli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76;g7f89b110ae_0_566:notes" draw:style-name="gr1" draw:layer="layout" svg:width="16.89cm" svg:height="9.524cm" svg:x="1.08cm" svg:y="1.905cm" draw:page-number="13" presentation:class="page"/>
          <draw:frame draw:name="Google Shape;477;g7f89b110ae_0_566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ear Down" draw:style-name="dp1" draw:master-page-name="Intro">
        <draw:frame draw:name="Google Shape;485;p44" presentation:style-name="pr4" draw:text-style-name="P6" draw:layer="layout" svg:width="10.163cm" svg:height="5.458cm" svg:x="0.714cm" svg:y="2.036cm" presentation:class="title" presentation:user-transformed="true">
          <draw:text-box>
            <text:p text:style-name="P3"><text:span text:style-name="T4">The Tear Down</text:span></text:p>
          </draw:text-box>
        </draw:frame>
        <draw:frame draw:name="Google Shape;486;p44" presentation:style-name="pr5" draw:text-style-name="P8" draw:layer="layout" svg:width="18.646cm" svg:height="15.259cm" svg:x="14.078cm" svg:y="2.036cm" presentation:class="outline" presentation:user-transformed="true">
          <draw:text-box>
            <text:list text:style-name="L7">
              <text:list-item>
                <text:p text:style-name="P20"><text:span text:style-name="T12">Proces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Participants enter the space retrieve their device and leave</text:span></text:p>
                  </text:list-item>
                </text:list>
              </text:list-item>
            </text:list>
            <text:p text:style-name="P26"><text:span text:style-name="T12"/></text:p>
          </draw:text-box>
        </draw:frame>
        <presentation:notes draw:style-name="dp2">
          <draw:page-thumbnail draw:name="Google Shape;482;g7f89b110ae_0_571:notes" draw:style-name="gr1" draw:layer="layout" svg:width="16.89cm" svg:height="9.524cm" svg:x="1.08cm" svg:y="1.905cm" draw:page-number="14" presentation:class="page"/>
          <draw:frame draw:name="Google Shape;483;g7f89b110ae_0_571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" draw:style-name="dp1" draw:master-page-name="Intro">
        <draw:frame draw:name="Google Shape;491;p45" presentation:style-name="pr4" draw:text-style-name="P6" draw:layer="layout" svg:width="10.163cm" svg:height="5.458cm" svg:x="0.714cm" svg:y="2.036cm" presentation:class="title" presentation:user-transformed="true">
          <draw:text-box>
            <text:p text:style-name="P3"><text:span text:style-name="T4">Setup</text:span></text:p>
          </draw:text-box>
        </draw:frame>
        <draw:frame draw:name="Google Shape;492;p45" presentation:style-name="pr5" draw:text-style-name="P8" draw:layer="layout" svg:width="18.646cm" svg:height="15.259cm" svg:x="14.078cm" svg:y="2.036cm" presentation:class="outline" presentation:user-transformed="true">
          <draw:text-box>
            <text:list text:style-name="L7">
              <text:list-item>
                <text:p text:style-name="P20"><text:span text:style-name="T12">Four Zone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Zone </text:span><text:span text:style-name="T17">0</text:span></text:p>
                  </text:list-item>
                  <text:list-item>
                    <text:p text:style-name="P20"><text:span text:style-name="T13">Zone </text:span><text:span text:style-name="T17">y</text:span><text:span text:style-name="T13">, 4 metres centre-to-centre from Zone </text:span><text:span text:style-name="T17">0</text:span></text:p>
                  </text:list-item>
                  <text:list-item>
                    <text:p text:style-name="P20"><text:span text:style-name="T13">Zone </text:span><text:span text:style-name="T17">x</text:span><text:span text:style-name="T18">0</text:span><text:span text:style-name="T13">, 3 metres centre-to-centre from Zone </text:span><text:span text:style-name="T17">0</text:span><text:span text:style-name="T13"> in a perpendicular direction to Zone </text:span><text:span text:style-name="T17">y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0"><text:span text:style-name="T13">Zone </text:span><text:span text:style-name="T17">x</text:span><text:span text:style-name="T18">1</text:span><text:span text:style-name="T13">, 2 metres beyond Zone </text:span><text:span text:style-name="T17">x</text:span><text:span text:style-name="T18">0</text:span><text:span text:style-name="T13"> on the line from Zone </text:span><text:span text:style-name="T17">0</text:span></text:p>
                  </text:list-item>
                </text:list>
              </text:list-item>
              <text:list-item>
                <text:p text:style-name="P20"><text:span text:style-name="T12">Two entrances would be nice to have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3">One between </text:span><text:span text:style-name="T17">0</text:span><text:span text:style-name="T13"> and </text:span><text:span text:style-name="T17">y</text:span><text:span text:style-name="T13">, one opposite</text:span></text:p>
                  </text:list-item>
                </text:list>
              </text:list-item>
              <text:list-item>
                <text:p text:style-name="P20"><text:span text:style-name="T12">Mark out each zone with a beacon</text:span></text:p>
                <text:list>
                  <text:list-item>
                    <text:p text:style-name="P20"><text:span text:style-name="T13">Nominate a device to act as beacon for each zone</text:span></text:p>
                  </text:list-item>
                  <text:list-item>
                    <text:p text:style-name="P20"><text:span text:style-name="T13">Place the device in the zone before the group exercise</text:span></text:p>
                  </text:list-item>
                </text:list>
              </text:list-item>
              <text:list-item>
                <text:p text:style-name="P20"><text:span text:style-name="T12">Mark a location for each participating device</text:span></text:p>
                <text:list>
                  <text:list-item>
                    <text:p text:style-name="P20"><text:span text:style-name="T13">Print a page with each participants name</text:span></text:p>
                  </text:list-item>
                  <text:list-item>
                    <text:p text:style-name="P20"><text:span text:style-name="T13">Distribute these across the zone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0"><text:span text:style-name="T13">Lay out lines or deltas facing the centre of the space if possible, rather than leaving an entire axis in a line</text:span></text:p>
                      </text:list-item>
                      <text:list-item>
                        <text:p text:style-name="P20"><text:span text:style-name="T13">Mixing up device types in each zone would be nice to ha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88;g7f89b110ae_0_576:notes" draw:style-name="gr1" draw:layer="layout" svg:width="16.89cm" svg:height="9.524cm" svg:x="1.08cm" svg:y="1.905cm" draw:page-number="15" presentation:class="page"/>
          <draw:frame draw:name="Google Shape;489;g7f89b110ae_0_576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" draw:style-name="dp1" draw:master-page-name="Title_20_Slide_5f_4">
        <draw:frame draw:name="Google Shape;497;p46" presentation:style-name="pr14" draw:text-style-name="P6" draw:layer="layout" svg:width="32.004cm" svg:height="1.458cm" svg:x="0.711cm" svg:y="0.56cm" presentation:class="title" presentation:user-transformed="true">
          <draw:text-box>
            <text:p text:style-name="P3"><text:span text:style-name="T11">Setup</text:span></text:p>
          </draw:text-box>
        </draw:frame>
        <draw:custom-shape draw:name="Google Shape;498;p46" draw:style-name="gr2" draw:text-style-name="P15" draw:layer="layout" svg:width="12.761cm" svg:height="0.218cm" svg:x="10.605cm" svg:y="14.27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46" draw:style-name="gr3" draw:text-style-name="P15" draw:layer="layout" svg:width="12.761cm" svg:height="0.218cm" svg:x="10.605cm" svg:y="3.736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46" draw:style-name="gr3" draw:text-style-name="P15" draw:layer="layout" svg:width="4.342cm" svg:height="0.218cm" draw:transform="rotate (-1.5707963267949) translate (10.605cm 3.73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46" draw:style-name="gr3" draw:text-style-name="P15" draw:layer="layout" svg:width="4.342cm" svg:height="0.218cm" draw:transform="rotate (-1.5707963267949) translate (10.605cm 10.14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46" draw:style-name="gr3" draw:text-style-name="P15" draw:layer="layout" svg:width="4.342cm" svg:height="0.218cm" draw:transform="rotate (-1.5707963267949) translate (23.585cm 10.14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46" draw:style-name="gr3" draw:text-style-name="P15" draw:layer="layout" svg:width="4.342cm" svg:height="0.218cm" draw:transform="rotate (-1.5707963267949) translate (23.585cm 3.736cm)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46" draw:style-name="gr15" draw:text-style-name="P17" draw:layer="layout" svg:width="2.126cm" svg:height="2.003cm" svg:x="10.607cm" svg:y="3.956cm">
          <text:p text:style-name="P18"><text:span text:style-name="T19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46" draw:style-name="gr15" draw:text-style-name="P17" draw:layer="layout" svg:width="2.126cm" svg:height="2.003cm" svg:x="10.603cm" svg:y="12.266cm">
          <text:p text:style-name="P18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46" draw:style-name="gr15" draw:text-style-name="P17" draw:layer="layout" svg:width="2.126cm" svg:height="2.003cm" svg:x="16.985cm" svg:y="12.266cm">
          <text:p text:style-name="P18"><text:span text:style-name="T19">X</text:span><text:span text:style-name="T2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46" draw:style-name="gr15" draw:text-style-name="P17" draw:layer="layout" svg:width="2.126cm" svg:height="2.003cm" svg:x="21.241cm" svg:y="12.266cm">
          <text:p text:style-name="P18"><text:span text:style-name="T19">X</text:span><text:span text:style-name="T2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4;g7f89b110ae_0_515:notes" draw:style-name="gr1" draw:layer="layout" svg:width="16.89cm" svg:height="9.524cm" svg:x="1.08cm" svg:y="1.905cm" draw:page-number="16" presentation:class="page"/>
          <draw:frame draw:name="Google Shape;495;g7f89b110ae_0_51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rding" draw:style-name="dp1" draw:master-page-name="Intro">
        <draw:frame draw:name="Google Shape;512;p47" presentation:style-name="pr4" draw:text-style-name="P6" draw:layer="layout" svg:width="10.163cm" svg:height="5.458cm" svg:x="0.714cm" svg:y="2.036cm" presentation:class="title" presentation:user-transformed="true">
          <draw:text-box>
            <text:p text:style-name="P3"><text:span text:style-name="T4">Recording</text:span></text:p>
          </draw:text-box>
        </draw:frame>
        <draw:frame draw:name="Google Shape;513;p47" presentation:style-name="pr5" draw:text-style-name="P8" draw:layer="layout" svg:width="18.646cm" svg:height="15.259cm" svg:x="14.078cm" svg:y="2.036cm" presentation:class="outline" presentation:user-transformed="true">
          <draw:text-box>
            <text:list text:style-name="L7">
              <text:list-item>
                <text:p text:style-name="P20"><text:span text:style-name="T12">Which participants provided beacon devices</text:span></text:p>
              </text:list-item>
              <text:list-item>
                <text:p text:style-name="P20"><text:span text:style-name="T12">Which zone was each participant’s device in</text:span></text:p>
              </text:list-item>
              <text:list-item>
                <text:p text:style-name="P20"><text:span text:style-name="T12">How did participants carry devices during walk-through</text:span></text:p>
              </text:list-item>
            </text:list>
          </draw:text-box>
        </draw:frame>
        <presentation:notes draw:style-name="dp2">
          <draw:page-thumbnail draw:name="Google Shape;509;g71e7c395ae_21_4:notes" draw:style-name="gr1" draw:layer="layout" svg:width="16.89cm" svg:height="9.524cm" svg:x="1.08cm" svg:y="1.905cm" draw:page-number="17" presentation:class="page"/>
          <draw:frame draw:name="Google Shape;510;g71e7c395ae_21_4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 Light" svg:font-family="'Lato Light'"/>
    <style:font-face style:name="Lobster" svg:font-family="Lobster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ider-background" style:family="presentation">
      <style:graphic-properties draw:stroke="none" draw:fill="solid" draw:fill-color="#00319f"/>
      <style:text-properties style:letter-kerning="true"/>
    </style:style>
    <style:style style:name="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auto-grow-height="false" draw:fit-to-size="shrink-to-fit" style:shrink-to-fit="true">
        <text:list-style style:name="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-outline3" style:family="presentation" style:parent-style-name="Divi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-outline4" style:family="presentation" style:parent-style-name="Divi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vertical-align="middl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ro-background" style:family="presentation">
      <style:graphic-properties draw:stroke="none" draw:fill="solid" draw:fill-color="#ffffff"/>
      <style:text-properties style:letter-kerning="true"/>
    </style:style>
    <style:style style:name="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-outline1" style:family="presentation">
      <style:graphic-properties draw:stroke="none" draw:fill="none" draw:auto-grow-height="false" draw:fit-to-size="shrink-to-fit" style:shrink-to-fit="true">
        <text:list-style style:name="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ro-outline2" style:family="presentation" style:parent-style-name="Intr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tro-outline3" style:family="presentation" style:parent-style-name="Intr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tro-outline4" style:family="presentation" style:parent-style-name="Intr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tro-outline5" style:family="presentation" style:parent-style-name="Intro-outline4">
      <style:paragraph-properties fo:margin-top="0.1cm" fo:margin-bottom="0cm"/>
      <style:text-properties fo:font-size="20pt" style:font-size-asian="20pt" style:font-size-complex="20pt"/>
    </style:style>
    <style:style style:name="Intro-outline6" style:family="presentation" style:parent-style-name="Intro-outline5">
      <style:paragraph-properties fo:margin-top="0.1cm" fo:margin-bottom="0cm"/>
      <style:text-properties fo:font-size="20pt" style:font-size-asian="20pt" style:font-size-complex="20pt"/>
    </style:style>
    <style:style style:name="Intro-outline7" style:family="presentation" style:parent-style-name="Intro-outline6">
      <style:paragraph-properties fo:margin-top="0.1cm" fo:margin-bottom="0cm"/>
      <style:text-properties fo:font-size="20pt" style:font-size-asian="20pt" style:font-size-complex="20pt"/>
    </style:style>
    <style:style style:name="Intro-outline8" style:family="presentation" style:parent-style-name="Intro-outline7">
      <style:paragraph-properties fo:margin-top="0.1cm" fo:margin-bottom="0cm"/>
      <style:text-properties fo:font-size="20pt" style:font-size-asian="20pt" style:font-size-complex="20pt"/>
    </style:style>
    <style:style style:name="Intro-outline9" style:family="presentation" style:parent-style-name="Intro-outline8">
      <style:paragraph-properties fo:margin-top="0.1cm" fo:margin-bottom="0cm"/>
      <style:text-properties fo:font-size="20pt" style:font-size-asian="20pt" style:font-size-complex="20pt"/>
    </style:style>
    <style:style style:name="Intro-subtitle" style:family="presentation">
      <style:graphic-properties draw:stroke="none" draw:fill="none" draw:textarea-vertical-align="middle">
        <text:list-style style:name="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title" style:family="presentation">
      <style:graphic-properties draw:stroke="none" draw:fill="none" draw:textarea-vertical-align="middle">
        <text:list-style style:name="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1-background" style:display-name="Divider_1-background" style:family="presentation">
      <style:graphic-properties draw:stroke="none" draw:fill="solid" draw:fill-color="#00319f"/>
      <style:text-properties style:letter-kerning="true"/>
    </style:style>
    <style:style style:name="Divider_5f_1-backgroundobjects" style:display-name="Divi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1-notes" style:display-name="Divi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1-outline1" style:display-name="Divider_1-outline1" style:family="presentation">
      <style:graphic-properties draw:stroke="none" draw:fill="none" draw:auto-grow-height="false" draw:fit-to-size="shrink-to-fit" style:shrink-to-fit="true">
        <text:list-style style:name="Divider_5f_1-outline1" style:display-name="Divid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1-outline2" style:display-name="Divider_1-outline2" style:family="presentation" style:parent-style-name="Divider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1-outline3" style:display-name="Divider_1-outline3" style:family="presentation" style:parent-style-name="Divider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1-outline4" style:display-name="Divider_1-outline4" style:family="presentation" style:parent-style-name="Divider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1-outline5" style:display-name="Divider_1-outline5" style:family="presentation" style:parent-style-name="Divider_5f_1-outline4">
      <style:paragraph-properties fo:margin-top="0.1cm" fo:margin-bottom="0cm"/>
      <style:text-properties fo:font-size="20pt" style:font-size-asian="20pt" style:font-size-complex="20pt"/>
    </style:style>
    <style:style style:name="Divider_5f_1-outline6" style:display-name="Divider_1-outline6" style:family="presentation" style:parent-style-name="Divider_5f_1-outline5">
      <style:paragraph-properties fo:margin-top="0.1cm" fo:margin-bottom="0cm"/>
      <style:text-properties fo:font-size="20pt" style:font-size-asian="20pt" style:font-size-complex="20pt"/>
    </style:style>
    <style:style style:name="Divider_5f_1-outline7" style:display-name="Divider_1-outline7" style:family="presentation" style:parent-style-name="Divider_5f_1-outline6">
      <style:paragraph-properties fo:margin-top="0.1cm" fo:margin-bottom="0cm"/>
      <style:text-properties fo:font-size="20pt" style:font-size-asian="20pt" style:font-size-complex="20pt"/>
    </style:style>
    <style:style style:name="Divider_5f_1-outline8" style:display-name="Divider_1-outline8" style:family="presentation" style:parent-style-name="Divider_5f_1-outline7">
      <style:paragraph-properties fo:margin-top="0.1cm" fo:margin-bottom="0cm"/>
      <style:text-properties fo:font-size="20pt" style:font-size-asian="20pt" style:font-size-complex="20pt"/>
    </style:style>
    <style:style style:name="Divider_5f_1-outline9" style:display-name="Divider_1-outline9" style:family="presentation" style:parent-style-name="Divider_5f_1-outline8">
      <style:paragraph-properties fo:margin-top="0.1cm" fo:margin-bottom="0cm"/>
      <style:text-properties fo:font-size="20pt" style:font-size-asian="20pt" style:font-size-complex="20pt"/>
    </style:style>
    <style:style style:name="Divider_5f_1-subtitle" style:display-name="Divider_1-subtitle" style:family="presentation">
      <style:graphic-properties draw:stroke="none" draw:fill="none" draw:textarea-vertical-align="middle">
        <text:list-style style:name="Divider_5f_1-subtitle" style:display-name="Divid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1-title" style:display-name="Divider_1-title" style:family="presentation">
      <style:graphic-properties draw:stroke="none" draw:fill="none" draw:textarea-vertical-align="middle">
        <text:list-style style:name="Divider_5f_1-title" style:display-name="Divid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4-background" style:display-name="Title Slide_4-background" style:family="presentation">
      <style:graphic-properties draw:stroke="none" draw:fill="solid" draw:fill-color="#f3f3f3"/>
      <style:text-properties style:letter-kerning="true"/>
    </style:style>
    <style:style style:name="Title_20_Slide_5f_4-backgroundobjects" style:display-name="Title Slide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4-notes" style:display-name="Title Slide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4-outline1" style:display-name="Title Slide_4-outline1" style:family="presentation">
      <style:graphic-properties draw:stroke="none" draw:fill="none" draw:auto-grow-height="false" draw:fit-to-size="shrink-to-fit" style:shrink-to-fit="true">
        <text:list-style style:name="Title_20_Slide_5f_4-outline1" style:display-name="Title Slide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4-outline2" style:display-name="Title Slide_4-outline2" style:family="presentation" style:parent-style-name="Title_20_Slide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4-outline3" style:display-name="Title Slide_4-outline3" style:family="presentation" style:parent-style-name="Title_20_Slide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4-outline4" style:display-name="Title Slide_4-outline4" style:family="presentation" style:parent-style-name="Title_20_Slide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4-outline5" style:display-name="Title Slide_4-outline5" style:family="presentation" style:parent-style-name="Title_20_Slide_5f_4-outline4">
      <style:paragraph-properties fo:margin-top="0.1cm" fo:margin-bottom="0cm"/>
      <style:text-properties fo:font-size="20pt" style:font-size-asian="20pt" style:font-size-complex="20pt"/>
    </style:style>
    <style:style style:name="Title_20_Slide_5f_4-outline6" style:display-name="Title Slide_4-outline6" style:family="presentation" style:parent-style-name="Title_20_Slide_5f_4-outline5">
      <style:paragraph-properties fo:margin-top="0.1cm" fo:margin-bottom="0cm"/>
      <style:text-properties fo:font-size="20pt" style:font-size-asian="20pt" style:font-size-complex="20pt"/>
    </style:style>
    <style:style style:name="Title_20_Slide_5f_4-outline7" style:display-name="Title Slide_4-outline7" style:family="presentation" style:parent-style-name="Title_20_Slide_5f_4-outline6">
      <style:paragraph-properties fo:margin-top="0.1cm" fo:margin-bottom="0cm"/>
      <style:text-properties fo:font-size="20pt" style:font-size-asian="20pt" style:font-size-complex="20pt"/>
    </style:style>
    <style:style style:name="Title_20_Slide_5f_4-outline8" style:display-name="Title Slide_4-outline8" style:family="presentation" style:parent-style-name="Title_20_Slide_5f_4-outline7">
      <style:paragraph-properties fo:margin-top="0.1cm" fo:margin-bottom="0cm"/>
      <style:text-properties fo:font-size="20pt" style:font-size-asian="20pt" style:font-size-complex="20pt"/>
    </style:style>
    <style:style style:name="Title_20_Slide_5f_4-outline9" style:display-name="Title Slide_4-outline9" style:family="presentation" style:parent-style-name="Title_20_Slide_5f_4-outline8">
      <style:paragraph-properties fo:margin-top="0.1cm" fo:margin-bottom="0cm"/>
      <style:text-properties fo:font-size="20pt" style:font-size-asian="20pt" style:font-size-complex="20pt"/>
    </style:style>
    <style:style style:name="Title_20_Slide_5f_4-subtitle" style:display-name="Title Slide_4-subtitle" style:family="presentation">
      <style:graphic-properties draw:stroke="none" draw:fill="none" draw:textarea-vertical-align="middle">
        <text:list-style style:name="Title_20_Slide_5f_4-subtitle" style:display-name="Title Slide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4-title" style:display-name="Title Slide_4-title" style:family="presentation">
      <style:graphic-properties draw:stroke="none" draw:fill="none" draw:textarea-vertical-align="middle">
        <text:list-style style:name="Title_20_Slide_5f_4-title" style:display-name="Title Slide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782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319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3f3f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7dc5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8cm" fo:padding-bottom="0.338cm" fo:padding-left="0.338cm" fo:padding-right="0.33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319f" draw:textarea-vertical-align="middle" draw:auto-grow-height="false" draw:fit-to-size="false" style:shrink-to-fit="false" fo:min-height="0cm" fo:min-width="0cm" fo:padding-top="0.338cm" fo:padding-bottom="0.338cm" fo:padding-left="0.338cm" fo:padding-right="0.338cm" fo:wrap-option="wrap"/>
    </style:style>
    <style:style style:name="Mgr7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9cm" svg:stroke-color="#00253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79cm" svg:stroke-color="#f7dc5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338cm" fo:padding-bottom="0.338cm" fo:padding-left="0.338cm" fo:padding-right="0.338cm" fo:wrap-option="wrap"/>
    </style:style>
    <style:style style:name="Mgr11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vi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Mpr2" style:family="presentation" style:parent-style-name="Divi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vi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tr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Mpr5" style:family="presentation" style:parent-style-name="Intro-backgroundobjects">
      <style:graphic-properties draw:stroke="none" draw:fill="none" draw:fill-color="#ffffff" draw:auto-grow-height="false" fo:min-height="1.27cm"/>
    </style:style>
    <style:style style:name="Mpr6" style:family="presentation" style:parent-style-name="Intro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ivider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Mpr8" style:family="presentation" style:parent-style-name="Divider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ivider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Slide_5f_4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8cm" fo:padding-bottom="0.338cm" fo:padding-left="0.338cm" fo:padding-right="0.338cm" fo:wrap-option="wrap"/>
    </style:style>
    <style:style style:name="Mpr11" style:family="presentation" style:parent-style-name="Title_20_Slide_5f_4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Slide_5f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7pt" style:font-size-asian="14pt" style:font-size-complex="14pt"/>
    </style:style>
    <style:style style:name="MP10" style:family="paragraph">
      <loext:graphic-properties draw:fill="solid" draw:fill-color="#00319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253e" style:text-line-through-style="none" style:text-line-through-type="none" style:text-position="0% 100%" style:font-name="Proxima Nova" fo:font-size="8pt" fo:letter-spacing="normal" fo:font-style="normal" style:text-underline-style="none" fo:font-weight="normal" style:font-name-asian="Proxima Nova" style:font-size-asian="8pt" style:font-style-asian="normal" style:font-weight-asian="normal" style:font-name-complex="Proxima Nova" style:font-size-complex="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" fo:font-size="17pt" fo:letter-spacing="normal" fo:font-style="normal" style:text-underline-style="none" fo:font-weight="normal" style:font-name-asian="Proxima Nova" style:font-size-asian="17pt" style:font-style-asian="normal" style:font-weight-asian="normal" style:font-name-complex="Proxima Nova" style:font-size-complex="17pt" style:font-style-complex="normal" style:font-weight-complex="normal"/>
    </style:style>
    <style:style style:name="MT3" style:family="text">
      <style:text-properties fo:font-variant="normal" fo:text-transform="none" fo:color="#00253e" style:text-line-through-style="none" style:text-line-through-type="none" style:text-position="0% 100%" style:font-name="Proxima Nova" fo:font-size="17pt" fo:letter-spacing="normal" fo:font-style="normal" style:text-underline-style="none" fo:font-weight="normal" style:font-name-asian="Proxima Nova" style:font-size-asian="17pt" style:font-style-asian="normal" style:font-weight-asian="normal" style:font-name-complex="Proxima Nova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vider" style:page-layout-name="PM1" draw:style-name="Mdp1">
      <draw:custom-shape draw:name="Google Shape;53;p14" draw:style-name="Mgr3" draw:text-style-name="MP5" draw:layer="backgroundobjects" svg:width="2.729cm" svg:height="0.001cm" svg:x="2.34cm" svg:y="11.5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4;p14" presentation:style-name="Divider-title" draw:layer="backgroundobjects" svg:width="22.751cm" svg:height="4.412cm" svg:x="1.933cm" svg:y="6.433cm" presentation:class="title" presentation:placeholder="true" presentation:user-transformed="true">
        <draw:text-box/>
      </draw:frame>
      <draw:custom-shape draw:name="Google Shape;55;p14" draw:style-name="Mgr4" draw:text-style-name="MP7" draw:layer="backgroundobjects" svg:width="14.504cm" svg:height="0.723cm" svg:x="18.966cm" svg:y="17.711cm">
        <text:p text:style-name="MP6"><text:span text:style-name="MT1">© Copyright 2019 Pivotal Software, Inc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presentation:style-name="Mpr1" draw:text-style-name="MP9" draw:layer="backgroundobjects" svg:width="2.027cm" svg:height="1.457cm" svg:x="31.613cm" svg:y="17.5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Google Shape;58;p14" draw:style-name="Mgr5" draw:text-style-name="MP5" draw:layer="backgroundobjects" svg:width="4.939cm" svg:height="2.592cm" svg:x="1.476cm" svg:y="2.585cm">
        <draw:image xlink:href="Pictures/10000201000004B00000027658C4E4089D3630DC.png" xlink:type="simple" xlink:show="embed" xlink:actuate="onLoad">
          <text:p/>
        </draw:image>
      </draw:frame>
      <draw:frame presentation:style-name="Divider-outline1" draw:layer="backgroundobjects" svg:width="30.402cm" svg:height="11.048cm" svg:x="1.689cm" svg:y="4.457cm" presentation:class="outline" presentation:placeholder="true">
        <draw:text-box/>
      </draw:frame>
      <presentation:notes style:page-layout-name="PM2">
        <draw:page-thumbnail presentation:style-name="Divider-title" draw:layer="backgroundobjects" svg:width="19.798cm" svg:height="11.136cm" svg:x="0.6cm" svg:y="2.257cm" presentation:class="page"/>
        <draw:frame presentation:style-name="Divi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ro" style:page-layout-name="PM1" draw:style-name="Mdp2">
      <draw:custom-shape draw:name="Google Shape;66;p16" draw:style-name="Mgr6" draw:text-style-name="MP10" draw:layer="backgroundobjects" svg:width="11.327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7;p16" presentation:style-name="Intro-title" draw:layer="backgroundobjects" svg:width="10.163cm" svg:height="5.458cm" svg:x="0.714cm" svg:y="2.036cm" presentation:class="title" presentation:placeholder="true" presentation:user-transformed="true">
        <draw:text-box/>
      </draw:frame>
      <draw:custom-shape draw:name="Google Shape;68;p16" draw:style-name="Mgr7" draw:text-style-name="MP5" draw:layer="backgroundobjects" svg:width="0.001cm" svg:height="0.442cm" svg:x="11.327cm" svg:y="-0.7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9;p16" draw:style-name="Mgr8" draw:text-style-name="MP5" draw:layer="backgroundobjects" svg:width="1.937cm" svg:height="0.001cm" draw:transform="rotate (-3.14159265358979) translate (3.031cm 7.896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71;p16" presentation:style-name="Intro-outline1" draw:layer="backgroundobjects" svg:width="18.646cm" svg:height="15.259cm" svg:x="14.078cm" svg:y="2.036cm" presentation:class="outline" presentation:placeholder="true" presentation:user-transformed="true">
        <draw:text-box/>
      </draw:frame>
      <draw:frame draw:name="Google Shape;72;p16" presentation:style-name="Mpr4" draw:text-style-name="MP9" draw:layer="backgroundobjects" svg:width="2.027cm" svg:height="1.457cm" svg:x="31.613cm" svg:y="17.59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73;p16" draw:style-name="Mgr5" draw:text-style-name="MP5" draw:layer="backgroundobjects" svg:width="1.046cm" svg:height="0.548cm" svg:x="1.062cm" svg:y="17.98cm">
        <draw:image xlink:href="Pictures/10000201000004B00000027658C4E4089D3630DC.png" xlink:type="simple" xlink:show="embed" xlink:actuate="onLoad">
          <text:p/>
        </draw:image>
      </draw:frame>
      <presentation:notes style:page-layout-name="PM2">
        <draw:page-thumbnail presentation:style-name="Intro-title" draw:layer="backgroundobjects" svg:width="16.89cm" svg:height="9.524cm" svg:x="1.079cm" svg:y="1.93cm" presentation:class="page"/>
        <draw:frame presentation:style-name="Int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ivider_5f_1" style:display-name="Divider_1" style:page-layout-name="PM1" draw:style-name="Mdp1">
      <draw:frame draw:name="Google Shape;60;p15" presentation:style-name="Divider_5f_1-title" draw:layer="backgroundobjects" svg:width="28.803cm" svg:height="6.305cm" svg:x="2.471cm" svg:y="8.76cm" presentation:class="title" presentation:placeholder="true" presentation:user-transformed="true">
        <draw:text-box/>
      </draw:frame>
      <draw:custom-shape draw:name="Google Shape;61;p15" draw:style-name="Mgr9" draw:text-style-name="MP5" draw:layer="backgroundobjects" svg:width="1.937cm" svg:height="0.001cm" draw:transform="rotate (-3.14159265358979) translate (17.86cm 8.354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3;p15" presentation:style-name="Mpr7" draw:text-style-name="MP9" draw:layer="backgroundobjects" svg:width="2.027cm" svg:height="1.457cm" svg:x="31.613cm" svg:y="17.5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Google Shape;64;p15" draw:style-name="Mgr5" draw:text-style-name="MP5" draw:layer="backgroundobjects" svg:width="1.046cm" svg:height="0.548cm" svg:x="1.062cm" svg:y="17.98cm">
        <draw:image xlink:href="Pictures/10000201000004B00000027658C4E4089D3630DC.png" xlink:type="simple" xlink:show="embed" xlink:actuate="onLoad">
          <text:p/>
        </draw:image>
      </draw:frame>
      <draw:frame presentation:style-name="Divider_5f_1-outline1" draw:layer="backgroundobjects" svg:width="30.402cm" svg:height="11.048cm" svg:x="1.689cm" svg:y="4.457cm" presentation:class="outline" presentation:placeholder="true">
        <draw:text-box/>
      </draw:frame>
      <presentation:notes style:page-layout-name="PM2">
        <draw:page-thumbnail presentation:style-name="Divider_5f_1-title" draw:layer="backgroundobjects" svg:width="16.89cm" svg:height="9.524cm" svg:x="1.079cm" svg:y="1.93cm" presentation:class="page"/>
        <draw:frame presentation:style-name="Divider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_5f_4" style:display-name="Title Slide_4" style:page-layout-name="PM1" draw:style-name="Mdp3">
      <draw:frame draw:name="Google Shape;83;p19" presentation:style-name="Title_20_Slide_5f_4-title" draw:layer="backgroundobjects" svg:width="32.004cm" svg:height="1.458cm" svg:x="0.711cm" svg:y="0.56cm" presentation:class="title" presentation:placeholder="true" presentation:user-transformed="true">
        <draw:text-box/>
      </draw:frame>
      <draw:custom-shape draw:name="Google Shape;84;p19" draw:style-name="Mgr10" draw:text-style-name="MP11" draw:layer="backgroundobjects" svg:width="31.66cm" svg:height="13.933cm" svg:x="1.056cm" svg:y="3.3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9" draw:style-name="Mgr11" draw:text-style-name="MP5" draw:layer="backgroundobjects" svg:width="0.001cm" svg:height="0.442cm" svg:x="32.716cm" svg:y="-0.7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6;p19" draw:style-name="Mgr11" draw:text-style-name="MP5" draw:layer="backgroundobjects" svg:width="0.001cm" svg:height="0.442cm" svg:x="1.062cm" svg:y="-0.79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7;p19" draw:style-name="Mgr11" draw:text-style-name="MP5" draw:layer="backgroundobjects" svg:width="0.422cm" svg:height="0.001cm" draw:transform="rotate (-3.14159265358979) translate (-0.422cm 3.422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8;p19" draw:style-name="Mgr11" draw:text-style-name="MP5" draw:layer="backgroundobjects" svg:width="0.422cm" svg:height="0.001cm" draw:transform="rotate (-3.14159265358979) translate (-0.422cm 17.294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89;p19" presentation:style-name="Mpr10" draw:text-style-name="MP9" draw:layer="backgroundobjects" svg:width="2.027cm" svg:height="1.457cm" svg:x="31.613cm" svg:y="17.59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90;p19" draw:style-name="Mgr5" draw:text-style-name="MP5" draw:layer="backgroundobjects" svg:width="1.046cm" svg:height="0.548cm" svg:x="1.062cm" svg:y="17.98cm">
        <draw:image xlink:href="Pictures/10000201000004B00000027658C4E4089D3630DC.png" xlink:type="simple" xlink:show="embed" xlink:actuate="onLoad">
          <text:p/>
        </draw:image>
      </draw:frame>
      <draw:frame presentation:style-name="Title_20_Slide_5f_4-outline1" draw:layer="backgroundobjects" svg:width="30.402cm" svg:height="11.048cm" svg:x="1.689cm" svg:y="4.457cm" presentation:class="outline" presentation:placeholder="true">
        <draw:text-box/>
      </draw:frame>
      <presentation:notes style:page-layout-name="PM2">
        <draw:page-thumbnail presentation:style-name="Title_20_Slide_5f_4-title" draw:layer="backgroundobjects" svg:width="16.89cm" svg:height="9.524cm" svg:x="1.079cm" svg:y="1.93cm" presentation:class="page"/>
        <draw:frame presentation:style-name="Title_20_Slide_5f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2"/>
    <meta:generator>LibreOfficeDev/6.0.5.2$Linux_X86_64 LibreOffice_project/</meta:generator>
  </office:meta>
</office:document-meta>
</file>